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4">
      <style:text-properties fo:font-size="12pt" style:font-size-asian="12pt" style:font-size-complex="12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1"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2" style:family="paragraph" style:parent-style-name="Standard">
      <style:paragraph-properties fo:text-align="center" style:justify-single-word="false" style:snap-to-layout-grid="false"/>
      <style:text-properties fo:font-size="18pt" style:font-size-asian="18pt" style:font-size-complex="18pt"/>
    </style:style>
    <style:style style:name="P13" style:family="paragraph" style:parent-style-name="Standard">
      <style:text-properties style:use-window-font-color="true" style:font-name="Arial1" fo:font-size="12pt" fo:font-weight="normal" style:font-name-asian="Courier" style:font-size-asian="12pt" style:font-weight-asian="normal" style:font-name-complex="Courier" style:font-size-complex="12pt" style:font-weight-complex="normal"/>
    </style:style>
    <style:style style:name="P14"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6" style:family="paragraph" style:parent-style-name="Standard">
      <style:paragraph-properties fo:break-before="page"/>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ent-style-name="Heading_20_4">
      <style:text-properties fo:font-size="12pt" style:font-size-asian="12pt" style:font-size-complex="12pt"/>
    </style:style>
    <style:style style:name="P22" style:family="paragraph" style:parent-style-name="Footer">
      <style:text-properties fo:font-size="9pt" style:font-size-asian="9pt" style:font-size-complex="9pt"/>
    </style:style>
    <style:style style:name="P23"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5" style:family="paragraph" style:parent-style-name="Standard">
      <style:paragraph-properties fo:text-align="center" style:justify-single-word="false" style:snap-to-layout-grid="false"/>
      <style:text-properties fo:font-size="18pt" style:font-size-asian="18pt" style:font-size-complex="18pt"/>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1" fo:font-size="12pt" style:font-name-asian="Courier" style:font-size-asian="12pt" style:font-name-complex="Courier" style:font-size-complex="12pt"/>
    </style:style>
    <style:style style:name="T4" style:family="text">
      <style:text-properties style:font-name="Arial1" fo:font-size="12pt" style:font-size-asian="12pt" style:font-size-complex="12pt"/>
    </style:style>
    <style:style style:name="T5" style:family="text">
      <style:text-properties style:font-name="Times New Roman1" style:font-name-asian="Times New Roman" style:font-name-complex="Times New Roman"/>
    </style:style>
    <style:style style:name="T6" style:family="text">
      <style:text-properties fo:font-size="9pt" style:font-size-asian="9pt" style:font-size-complex="8pt"/>
    </style:style>
    <style:style style:name="T7" style:family="text">
      <style:text-properties fo:font-size="8pt" style:font-size-asian="8pt" style:font-size-complex="8pt"/>
    </style:style>
    <style:style style:name="T8"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9" style:family="text">
      <style:text-properties style:use-window-font-color="true" style:font-name="Helvetica-Bold" fo:font-weight="bold" style:font-name-asian="Helvetica-Bold" style:font-weight-asian="bold" style:font-name-complex="Helvetica-Bold" style:font-weight-complex="bold"/>
    </style:style>
    <style:style style:name="T10"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1" style:family="text">
      <style:text-properties style:use-window-font-color="true" style:font-name="Helvetica" fo:font-weight="normal" style:font-name-asian="Helvetica" style:font-weight-asian="normal" style:font-name-complex="Helvetica" style:font-weight-complex="normal"/>
    </style:style>
    <style:style style:name="T12"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3" style:family="text">
      <style:text-properties style:use-window-font-color="true" style:font-name="Arial-BoldMT" fo:font-weight="bold" style:font-name-asian="Arial-BoldMT" style:font-weight-asian="bold" style:font-name-complex="Arial-BoldMT" style:font-weight-complex="bold"/>
    </style:style>
    <style:style style:name="T14" style:family="text">
      <style:text-properties style:use-window-font-color="true" style:font-name="ArialMT" fo:font-size="11pt" fo:language="en" fo:country="US" style:font-name-asian="ArialMT" style:font-size-asian="11pt" style:font-name-complex="ArialMT" style:font-size-complex="11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Arial1" fo:font-size="12pt" style:font-name-asian="Courier" style:font-size-asian="12pt" style:font-name-complex="Courier" style:font-size-complex="12pt"/>
    </style:style>
    <style:style style:name="T17" style:family="text">
      <style:text-properties style:font-name="Arial1" fo:font-size="12pt" style:font-size-asian="12pt" style:font-size-complex="12pt"/>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fo:language="en" fo:country="US" style:language-complex="ar" style:country-complex="SA"/>
    </style:style>
    <style:style style:name="T21"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43392336">
          <text:format-change>
            <office:change-info>
              <dc:creator>Bob Jacobsen</dc:creator>
              <dc:date>2010-09-12T10:50:00</dc:date>
            </office:change-info>
          </text:format-change>
        </text:changed-region>
        <text:changed-region text:id="ct592574736">
          <text:deletion>
            <office:change-info>
              <dc:creator>Bob Jacobsen</dc:creator>
              <dc:date>2010-09-12T10:32:00</dc:date>
            </office:change-info>
            <text:p text:style-name="Standard"><text:span text:style-name="T1"><text:s/></text:span></text:p>
          </text:deletion>
        </text:changed-region>
        <text:changed-region text:id="ct592574832">
          <text:insertion>
            <office:change-info>
              <dc:creator>Bob Jacobsen</dc:creator>
              <dc:date>2010-09-12T10:32:00</dc:date>
            </office:change-info>
          </text:insertion>
        </text:changed-region>
        <text:changed-region text:id="ct592574928">
          <text:insertion>
            <office:change-info>
              <dc:creator>Bob Jacobsen</dc:creator>
              <dc:date>2010-09-12T10:33:00</dc:date>
            </office:change-info>
          </text:insertion>
        </text:changed-region>
        <text:changed-region text:id="ct592575024">
          <text:insertion>
            <office:change-info>
              <dc:creator>Bob Jacobsen</dc:creator>
              <dc:date>2010-09-12T10:34:00</dc:date>
            </office:change-info>
          </text:insertion>
        </text:changed-region>
        <text:changed-region text:id="ct592575280">
          <text:insertion>
            <office:change-info>
              <dc:creator>Bob Jacobsen</dc:creator>
              <dc:date>2010-09-12T12:25:00</dc:date>
            </office:change-info>
          </text:insertion>
        </text:changed-region>
        <text:changed-region text:id="ct592575376">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504442976">
          <text:insertion>
            <office:change-info>
              <dc:creator>Bob Jacobsen</dc:creator>
              <dc:date>2010-09-12T12:25:00</dc:date>
            </office:change-info>
          </text:insertion>
        </text:changed-region>
        <text:changed-region text:id="ct592577392">
          <text:insertion>
            <office:change-info>
              <dc:creator>Bob Jacobsen</dc:creator>
              <dc:date>2010-09-12T12:26:00</dc:date>
            </office:change-info>
          </text:insertion>
        </text:changed-region>
        <text:changed-region text:id="ct505119072">
          <text:insertion>
            <office:change-info>
              <dc:creator>Bob Jacobsen</dc:creator>
              <dc:date>2010-09-12T12:23:00</dc:date>
            </office:change-info>
          </text:insertion>
        </text:changed-region>
        <text:changed-region text:id="ct505119168">
          <text:deletion>
            <office:change-info>
              <dc:creator>Bob Jacobsen</dc:creator>
              <dc:date>2010-09-12T12:23:00</dc:date>
            </office:change-info>
            <text:p text:style-name="Standard"><text:span text:style-name="T2"/></text:p>
            <text:p text:style-name="Standard">We don't </text:p>
          </text:deletion>
        </text:changed-region>
        <text:changed-region text:id="ct592577568">
          <text:insertion>
            <office:change-info>
              <dc:creator>Bob Jacobsen</dc:creator>
              <dc:date>2010-09-12T12:23:00</dc:date>
            </office:change-info>
          </text:insertion>
        </text:changed-region>
        <text:changed-region text:id="ct592577664">
          <text:deletion>
            <office:change-info>
              <dc:creator>Bob Jacobsen</dc:creator>
              <dc:date>2010-09-12T12:23:00</dc:date>
            </office:change-info>
            <text:p text:style-name="Standard">,</text:p>
          </text:deletion>
        </text:changed-region>
        <text:changed-region text:id="ct592577760">
          <text:deletion>
            <office:change-info>
              <dc:creator>Bob Jacobsen</dc:creator>
              <dc:date>2010-09-12T12:24:00</dc:date>
            </office:change-info>
            <text:p text:style-name="Standard">documentation that the standard references</text:p>
          </text:deletion>
        </text:changed-region>
        <text:changed-region text:id="ct505101392">
          <text:insertion>
            <office:change-info>
              <dc:creator>Bob Jacobsen</dc:creator>
              <dc:date>2010-09-12T12:24:00</dc:date>
            </office:change-info>
          </text:insertion>
        </text:changed-region>
        <text:changed-region text:id="ct592577856">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626546304">
          <text:insertion>
            <office:change-info>
              <dc:creator>Bob Jacobsen</dc:creator>
              <dc:date>2010-09-12T12:24:00</dc:date>
            </office:change-info>
          </text:insertion>
        </text:changed-region>
        <text:changed-region text:id="ct624060512">
          <text:deletion>
            <office:change-info>
              <dc:creator>Bob Jacobsen</dc:creator>
              <dc:date>2010-09-12T12:26:00</dc:date>
            </office:change-info>
            <text:p text:style-name="Standard">s</text:p>
          </text:deletion>
        </text:changed-region>
        <text:changed-region text:id="ct505101216">
          <text:insertion>
            <office:change-info>
              <dc:creator>Bob Jacobsen</dc:creator>
              <dc:date>2010-09-12T12:26:00</dc:date>
            </office:change-info>
          </text:insertion>
        </text:changed-region>
        <text:changed-region text:id="ct624060672">
          <text:deletion>
            <office:change-info>
              <dc:creator>Bob Jacobsen</dc:creator>
              <dc:date>2010-09-12T12:26:00</dc:date>
            </office:change-info>
            <text:p text:style-name="Standard">We're trying to enable </text:p>
          </text:deletion>
        </text:changed-region>
        <text:changed-region text:id="ct624060768">
          <text:insertion>
            <office:change-info>
              <dc:creator>Bob Jacobsen</dc:creator>
              <dc:date>2010-09-12T12:26:00</dc:date>
            </office:change-info>
          </text:insertion>
        </text:changed-region>
        <text:changed-region text:id="ct624060864">
          <text:deletion>
            <office:change-info>
              <dc:creator>Bob Jacobsen</dc:creator>
              <dc:date>2010-09-12T12:26:00</dc:date>
            </office:change-info>
            <text:p text:style-name="Standard">But we don't want to </text:p>
          </text:deletion>
        </text:changed-region>
        <text:changed-region text:id="ct592579056">
          <text:insertion>
            <office:change-info>
              <dc:creator>Bob Jacobsen</dc:creator>
              <dc:date>2010-09-12T12:26:00</dc:date>
            </office:change-info>
          </text:insertion>
        </text:changed-region>
        <text:changed-region text:id="ct541617728">
          <text:deletion>
            <office:change-info>
              <dc:creator>Bob Jacobsen</dc:creator>
              <dc:date>2010-09-13T08:57:00</dc:date>
            </office:change-info>
            <text:p text:style-name="Standard"/>
            <text:p text:style-name="Standard"/>
          </text:deletion>
        </text:changed-region>
        <text:changed-region text:id="ct495356528">
          <text:deletion>
            <office:change-info>
              <dc:creator>Bob Jacobsen</dc:creator>
              <dc:date>2010-09-13T08:54:00</dc:date>
            </office:change-info>
            <text:p text:style-name="Standard">The assignments to particular colors are for information only. These are the colors that users will encounter in the two popular ways of wiring commercial cables. <text:s/></text:p>
          </text:deletion>
        </text:changed-region>
        <text:changed-region text:id="ct505195408">
          <text:deletion>
            <office:change-info>
              <dc:creator>Bob Jacobsen</dc:creator>
              <dc:date>2010-09-12T12:27:00</dc:date>
            </office:change-info>
            <text:p text:style-name="Standard">If you're </text:p>
          </text:deletion>
        </text:changed-region>
        <text:changed-region text:id="ct495356624">
          <text:deletion>
            <office:change-info>
              <dc:creator>Bob Jacobsen</dc:creator>
              <dc:date>2010-09-13T08:54:00</dc:date>
            </office:change-info>
            <text:p text:style-name="Standard">building a product using commercial cable, using one of these two color codes will reduce confusion, but most NMRAnet users will never need to refer to the colors in their cables.</text:p>
          </text:deletion>
        </text:changed-region>
        <text:changed-region text:id="ct623364720">
          <text:insertion>
            <office:change-info>
              <dc:creator>Bob Jacobsen</dc:creator>
              <dc:date>2010-09-13T08:55:00</dc:date>
            </office:change-info>
          </text:insertion>
        </text:changed-region>
        <text:changed-region text:id="ct495044640">
          <text:insertion>
            <office:change-info>
              <dc:creator>Bob Jacobsen</dc:creator>
              <dc:date>2010-09-13T08:54:00</dc:date>
            </office:change-info>
          </text:insertion>
        </text:changed-region>
        <text:changed-region text:id="ct592578192">
          <text:deletion>
            <office:change-info>
              <dc:creator>Bob Jacobsen</dc:creator>
              <dc:date>2010-09-12T12:27:00</dc:date>
            </office:change-info>
            <text:p text:style-name="Standard">We want all</text:p>
          </text:deletion>
        </text:changed-region>
        <text:changed-region text:id="ct603196864">
          <text:insertion>
            <office:change-info>
              <dc:creator>Bob Jacobsen</dc:creator>
              <dc:date>2010-09-12T12:27:00</dc:date>
            </office:change-info>
          </text:insertion>
        </text:changed-region>
        <text:changed-region text:id="ct603196960">
          <text:deletion>
            <office:change-info>
              <dc:creator>Bob Jacobsen</dc:creator>
              <dc:date>2010-09-12T12:27:00</dc:date>
            </office:change-info>
            <text:p text:style-name="Standard">8</text:p>
          </text:deletion>
        </text:changed-region>
        <text:changed-region text:id="ct592459664">
          <text:insertion>
            <office:change-info>
              <dc:creator>Bob Jacobsen</dc:creator>
              <dc:date>2010-09-12T12:27:00</dc:date>
            </office:change-info>
          </text:insertion>
        </text:changed-region>
        <text:changed-region text:id="ct592459824">
          <text:insertion>
            <office:change-info>
              <dc:creator>Bob Jacobsen</dc:creator>
              <dc:date>2010-09-12T12:27:00</dc:date>
            </office:change-info>
          </text:insertion>
        </text:changed-region>
        <text:changed-region text:id="ct603197056">
          <text:deletion>
            <office:change-info>
              <dc:creator>Bob Jacobsen</dc:creator>
              <dc:date>2010-09-12T12:27:00</dc:date>
            </office:change-info>
            <text:p text:style-name="Standard">we</text:p>
          </text:deletion>
        </text:changed-region>
        <text:changed-region text:id="ct603197152">
          <text:insertion>
            <office:change-info>
              <dc:creator>Bob Jacobsen</dc:creator>
              <dc:date>2010-09-12T12:27:00</dc:date>
            </office:change-info>
          </text:insertion>
        </text:changed-region>
        <text:changed-region text:id="ct505372784">
          <text:insertion>
            <office:change-info>
              <dc:creator>Bob Jacobsen</dc:creator>
              <dc:date>2010-09-12T12:28:00</dc:date>
            </office:change-info>
          </text:insertion>
        </text:changed-region>
        <text:changed-region text:id="ct505372880">
          <text:insertion>
            <office:change-info>
              <dc:creator>Bob Jacobsen</dc:creator>
              <dc:date>2010-09-12T12:28:00</dc:date>
            </office:change-info>
          </text:insertion>
        </text:changed-region>
        <text:changed-region text:id="ct592578400">
          <text:deletion>
            <office:change-info>
              <dc:creator>Bob Jacobsen</dc:creator>
              <dc:date>2010-09-12T12:28:00</dc:date>
            </office:change-info>
            <text:p text:style-name="Standard">your</text:p>
          </text:deletion>
        </text:changed-region>
        <text:changed-region text:id="ct505373040">
          <text:insertion>
            <office:change-info>
              <dc:creator>Bob Jacobsen</dc:creator>
              <dc:date>2010-09-12T12:28:00</dc:date>
            </office:change-info>
          </text:insertion>
        </text:changed-region>
        <text:changed-region text:id="ct592578064">
          <text:deletion>
            <office:change-info>
              <dc:creator>Bob Jacobsen</dc:creator>
              <dc:date>2010-09-12T12:28:00</dc:date>
            </office:change-info>
            <text:p text:style-name="Standard">product</text:p>
          </text:deletion>
        </text:changed-region>
        <text:changed-region text:id="ct505373264">
          <text:insertion>
            <office:change-info>
              <dc:creator>Bob Jacobsen</dc:creator>
              <dc:date>2010-09-12T12:28:00</dc:date>
            </office:change-info>
          </text:insertion>
        </text:changed-region>
        <text:changed-region text:id="ct603197248">
          <text:deletion>
            <office:change-info>
              <dc:creator>Bob Jacobsen</dc:creator>
              <dc:date>2010-09-12T12:28:00</dc:date>
            </office:change-info>
            <text:p text:style-name="Standard">you can </text:p>
          </text:deletion>
        </text:changed-region>
        <text:changed-region text:id="ct623959264">
          <text:insertion>
            <office:change-info>
              <dc:creator>Bob Jacobsen</dc:creator>
              <dc:date>2010-09-12T12:28:00</dc:date>
            </office:change-info>
          </text:insertion>
        </text:changed-region>
        <text:changed-region text:id="ct623959392">
          <text:deletion>
            <office:change-info>
              <dc:creator>Bob Jacobsen</dc:creator>
              <dc:date>2010-09-12T12:28:00</dc:date>
            </office:change-info>
            <text:p text:style-name="Standard">your product</text:p>
          </text:deletion>
        </text:changed-region>
        <text:changed-region text:id="ct603197344">
          <text:insertion>
            <office:change-info>
              <dc:creator>Bob Jacobsen</dc:creator>
              <dc:date>2010-09-12T12:28:00</dc:date>
            </office:change-info>
          </text:insertion>
        </text:changed-region>
        <text:changed-region text:id="ct623959072">
          <text:insertion>
            <office:change-info>
              <dc:creator>Bob Jacobsen</dc:creator>
              <dc:date>2010-09-12T12:29:00</dc:date>
            </office:change-info>
          </text:insertion>
        </text:changed-region>
        <text:changed-region text:id="ct623959168">
          <text:deletion>
            <office:change-info>
              <dc:creator>Bob Jacobsen</dc:creator>
              <dc:date>2010-09-12T12:29:00</dc:date>
            </office:change-info>
            <text:p text:style-name="Standard">you</text:p>
          </text:deletion>
        </text:changed-region>
        <text:changed-region text:id="ct504982960">
          <text:insertion>
            <office:change-info>
              <dc:creator>Bob Jacobsen</dc:creator>
              <dc:date>2010-09-12T12:29:00</dc:date>
            </office:change-info>
          </text:insertion>
        </text:changed-region>
        <text:changed-region text:id="ct603197440">
          <text:deletion>
            <office:change-info>
              <dc:creator>Bob Jacobsen</dc:creator>
              <dc:date>2010-09-12T12:29:00</dc:date>
            </office:change-info>
            <text:p text:style-name="Standard">your board</text:p>
          </text:deletion>
        </text:changed-region>
        <text:changed-region text:id="ct504983328">
          <text:insertion>
            <office:change-info>
              <dc:creator>Bob Jacobsen</dc:creator>
              <dc:date>2010-09-12T12:29:00</dc:date>
            </office:change-info>
          </text:insertion>
        </text:changed-region>
        <text:changed-region text:id="ct603197536">
          <text:deletion>
            <office:change-info>
              <dc:creator>Bob Jacobsen</dc:creator>
              <dc:date>2010-09-12T12:29:00</dc:date>
            </office:change-info>
            <text:p text:style-name="Standard">we later find a use for it</text:p>
          </text:deletion>
        </text:changed-region>
        <text:changed-region text:id="ct504983520">
          <text:insertion>
            <office:change-info>
              <dc:creator>Bob Jacobsen</dc:creator>
              <dc:date>2010-09-12T12:29:00</dc:date>
            </office:change-info>
          </text:insertion>
        </text:changed-region>
        <text:changed-region text:id="ct593168592">
          <text:deletion>
            <office:change-info>
              <dc:creator>Bob Jacobsen</dc:creator>
              <dc:date>2010-09-12T12:29:00</dc:date>
            </office:change-info>
            <text:p text:style-name="Standard">we</text:p>
          </text:deletion>
        </text:changed-region>
        <text:changed-region text:id="ct504983200">
          <text:insertion>
            <office:change-info>
              <dc:creator>Bob Jacobsen</dc:creator>
              <dc:date>2010-09-12T12:29:00</dc:date>
            </office:change-info>
          </text:insertion>
        </text:changed-region>
        <text:changed-region text:id="ct504983712">
          <text:insertion>
            <office:change-info>
              <dc:creator>Bob Jacobsen</dc:creator>
              <dc:date>2010-09-12T12:29:00</dc:date>
            </office:change-info>
          </text:insertion>
        </text:changed-region>
        <text:changed-region text:id="ct504983808">
          <text:deletion>
            <office:change-info>
              <dc:creator>Bob Jacobsen</dc:creator>
              <dc:date>2010-09-12T12:29:00</dc:date>
            </office:change-info>
            <text:p text:style-name="Standard">If you want t</text:p>
          </text:deletion>
        </text:changed-region>
        <text:changed-region text:id="ct504984208">
          <text:insertion>
            <office:change-info>
              <dc:creator>Bob Jacobsen</dc:creator>
              <dc:date>2010-09-12T12:29:00</dc:date>
            </office:change-info>
          </text:insertion>
        </text:changed-region>
        <text:changed-region text:id="ct504984336">
          <text:deletion>
            <office:change-info>
              <dc:creator>Bob Jacobsen</dc:creator>
              <dc:date>2010-09-12T12:30:00</dc:date>
            </office:change-info>
            <text:p text:style-name="Standard">we recommend</text:p>
          </text:deletion>
        </text:changed-region>
        <text:changed-region text:id="ct593168688">
          <text:insertion>
            <office:change-info>
              <dc:creator>Bob Jacobsen</dc:creator>
              <dc:date>2010-09-12T12:30:00</dc:date>
            </office:change-info>
          </text:insertion>
        </text:changed-region>
        <text:changed-region text:id="ct593168784">
          <text:deletion>
            <office:change-info>
              <dc:creator>Bob Jacobsen</dc:creator>
              <dc:date>2010-09-12T12:30:00</dc:date>
            </office:change-info>
            <text:p text:style-name="Standard">you</text:p>
          </text:deletion>
        </text:changed-region>
        <text:changed-region text:id="ct504983984">
          <text:insertion>
            <office:change-info>
              <dc:creator>Bob Jacobsen</dc:creator>
              <dc:date>2010-09-12T12:30:00</dc:date>
            </office:change-info>
          </text:insertion>
        </text:changed-region>
        <text:changed-region text:id="ct504984592">
          <text:deletion>
            <office:change-info>
              <dc:creator>Bob Jacobsen</dc:creator>
              <dc:date>2010-09-12T12:30:00</dc:date>
            </office:change-info>
            <text:p text:style-name="Standard">them</text:p>
          </text:deletion>
        </text:changed-region>
        <text:changed-region text:id="ct593168880">
          <text:insertion>
            <office:change-info>
              <dc:creator>Bob Jacobsen</dc:creator>
              <dc:date>2010-09-12T12:30:00</dc:date>
            </office:change-info>
          </text:insertion>
        </text:changed-region>
        <text:changed-region text:id="ct505377440">
          <text:deletion>
            <office:change-info>
              <dc:creator>Bob Jacobsen</dc:creator>
              <dc:date>2010-09-12T12:30:00</dc:date>
            </office:change-info>
            <text:p text:style-name="Standard">We expect</text:p>
          </text:deletion>
        </text:changed-region>
        <text:changed-region text:id="ct504955632">
          <text:insertion>
            <office:change-info>
              <dc:creator>Bob Jacobsen</dc:creator>
              <dc:date>2010-09-12T12:30:00</dc:date>
            </office:change-info>
          </text:insertion>
        </text:changed-region>
        <text:changed-region text:id="ct603396688">
          <text:insertion>
            <office:change-info>
              <dc:creator>Bob Jacobsen</dc:creator>
              <dc:date>2010-09-12T12:31:00</dc:date>
            </office:change-info>
          </text:insertion>
        </text:changed-region>
        <text:changed-region text:id="ct603396784">
          <text:deletion>
            <office:change-info>
              <dc:creator>Bob Jacobsen</dc:creator>
              <dc:date>2010-09-12T12:31:00</dc:date>
            </office:change-info>
            <text:p text:style-name="Standard"><text:s/>that</text:p>
          </text:deletion>
        </text:changed-region>
        <text:changed-region text:id="ct504955760">
          <text:insertion>
            <office:change-info>
              <dc:creator>Bob Jacobsen</dc:creator>
              <dc:date>2010-09-12T12:31:00</dc:date>
            </office:change-info>
          </text:insertion>
        </text:changed-region>
        <text:changed-region text:id="ct603396880">
          <text:deletion>
            <office:change-info>
              <dc:creator>Bob Jacobsen</dc:creator>
              <dc:date>2010-09-12T12:31:00</dc:date>
            </office:change-info>
            <text:p text:style-name="Standard">will</text:p>
          </text:deletion>
        </text:changed-region>
        <text:changed-region text:id="ct504956240">
          <text:insertion>
            <office:change-info>
              <dc:creator>Bob Jacobsen</dc:creator>
              <dc:date>2010-09-12T12:31:00</dc:date>
            </office:change-info>
          </text:insertion>
        </text:changed-region>
        <text:changed-region text:id="ct504984736">
          <text:deletion>
            <office:change-info>
              <dc:creator>Bob Jacobsen</dc:creator>
              <dc:date>2010-09-12T12:31:00</dc:date>
            </office:change-info>
            <text:p text:style-name="Standard">'</text:p>
          </text:deletion>
        </text:changed-region>
        <text:changed-region text:id="ct505344528">
          <text:insertion>
            <office:change-info>
              <dc:creator>Bob Jacobsen</dc:creator>
              <dc:date>2010-09-12T12:31:00</dc:date>
            </office:change-info>
          </text:insertion>
        </text:changed-region>
        <text:changed-region text:id="ct603396976">
          <text:deletion>
            <office:change-info>
              <dc:creator>Bob Jacobsen</dc:creator>
              <dc:date>2010-09-12T12:31:00</dc:date>
            </office:change-info>
            <text:p text:style-name="Standard"><text:s/>it</text:p>
          </text:deletion>
        </text:changed-region>
        <text:changed-region text:id="ct603397072">
          <text:insertion>
            <office:change-info>
              <dc:creator>Bob Jacobsen</dc:creator>
              <dc:date>2010-09-12T12:31:00</dc:date>
            </office:change-info>
          </text:insertion>
        </text:changed-region>
        <text:changed-region text:id="ct626239936">
          <text:deletion>
            <office:change-info>
              <dc:creator>Bob Jacobsen</dc:creator>
              <dc:date>2010-09-12T12:31:00</dc:date>
            </office:change-info>
            <text:p text:style-name="Standard">We expect that most p</text:p>
          </text:deletion>
        </text:changed-region>
        <text:changed-region text:id="ct626240032">
          <text:insertion>
            <office:change-info>
              <dc:creator>Bob Jacobsen</dc:creator>
              <dc:date>2010-09-12T12:31:00</dc:date>
            </office:change-info>
          </text:insertion>
        </text:changed-region>
        <text:changed-region text:id="ct504955888">
          <text:deletion>
            <office:change-info>
              <dc:creator>Bob Jacobsen</dc:creator>
              <dc:date>2010-09-12T12:32:00</dc:date>
            </office:change-info>
            <text:p text:style-name="Standard">will</text:p>
          </text:deletion>
        </text:changed-region>
        <text:changed-region text:id="ct504955984">
          <text:insertion>
            <office:change-info>
              <dc:creator>Bob Jacobsen</dc:creator>
              <dc:date>2010-09-12T12:32:00</dc:date>
            </office:change-info>
          </text:insertion>
        </text:changed-region>
        <text:changed-region text:id="ct626240128">
          <text:insertion>
            <office:change-info>
              <dc:creator>Bob Jacobsen</dc:creator>
              <dc:date>2010-09-12T12:32:00</dc:date>
            </office:change-info>
          </text:insertion>
        </text:changed-region>
        <text:changed-region text:id="ct504956560">
          <text:insertion>
            <office:change-info>
              <dc:creator>David Harris</dc:creator>
              <dc:date>2010-09-11T10:08:00</dc:date>
            </office:change-info>
          </text:insertion>
        </text:changed-region>
        <text:changed-region text:id="ct626240400">
          <text:insertion>
            <office:change-info>
              <dc:creator>Bob Jacobsen</dc:creator>
              <dc:date>2010-09-13T07:52:00</dc:date>
            </office:change-info>
          </text:insertion>
        </text:changed-region>
        <text:changed-region text:id="ct626240224">
          <text:insertion>
            <office:change-info>
              <dc:creator>Bob Jacobsen</dc:creator>
              <dc:date>2010-09-13T07:53:00</dc:date>
            </office:change-info>
          </text:insertion>
        </text:changed-region>
        <text:changed-region text:id="ct626240608">
          <text:insertion>
            <office:change-info>
              <dc:creator>David Harris</dc:creator>
              <dc:date>2010-09-11T10:08:00</dc:date>
            </office:change-info>
          </text:insertion>
        </text:changed-region>
        <text:changed-region text:id="ct626240704">
          <text:insertion>
            <office:change-info>
              <dc:creator>David Harris</dc:creator>
              <dc:date>2010-09-11T10:09:00</dc:date>
            </office:change-info>
          </text:insertion>
        </text:changed-region>
        <text:changed-region text:id="ct504957008">
          <text:deletion>
            <office:change-info>
              <dc:creator>Bob Jacobsen</dc:creator>
              <dc:date>2010-09-12T10:59:00</dc:date>
            </office:change-info>
            <text:p text:style-name="Standard"> </text:p>
          </text:deletion>
        </text:changed-region>
        <text:changed-region text:id="ct504957136">
          <text:insertion>
            <office:change-info>
              <dc:creator>David Harris</dc:creator>
              <dc:date>2010-09-11T10:09:00</dc:date>
            </office:change-info>
          </text:insertion>
        </text:changed-region>
        <text:changed-region text:id="ct626240800">
          <text:insertion>
            <office:change-info>
              <dc:creator>Bob Jacobsen</dc:creator>
              <dc:date>2010-09-11T18:20:00</dc:date>
            </office:change-info>
          </text:insertion>
        </text:changed-region>
        <text:changed-region text:id="ct504957328">
          <text:insertion>
            <office:change-info>
              <dc:creator>Bob Jacobsen</dc:creator>
              <dc:date>2010-09-11T18:21:00</dc:date>
            </office:change-info>
          </text:insertion>
        </text:changed-region>
        <text:changed-region text:id="ct504957456">
          <text:deletion>
            <office:change-info>
              <dc:creator>Bob Jacobsen</dc:creator>
              <dc:date>2010-09-11T18:20:00</dc:date>
            </office:change-info>
            <text:p text:style-name="Standard"><text:span text:style-name="T3">x</text:span></text:p>
          </text:deletion>
        </text:changed-region>
        <text:changed-region text:id="ct626240896">
          <text:insertion>
            <office:change-info>
              <dc:creator>David Harris</dc:creator>
              <dc:date>2010-09-11T10:09:00</dc:date>
            </office:change-info>
          </text:insertion>
        </text:changed-region>
        <text:changed-region text:id="ct504957680">
          <text:insertion>
            <office:change-info>
              <dc:creator>Bob Jacobsen</dc:creator>
              <dc:date>2010-09-11T18:22:00</dc:date>
            </office:change-info>
          </text:insertion>
        </text:changed-region>
        <text:changed-region text:id="ct504957776">
          <text:deletion>
            <office:change-info>
              <dc:creator>Bob Jacobsen</dc:creator>
              <dc:date>2010-09-11T18:22:00</dc:date>
            </office:change-info>
            <text:p text:style-name="Standard"><text:span text:style-name="T3">60 ohms, split between the two ends of the bus</text:span></text:p>
          </text:deletion>
        </text:changed-region>
        <text:changed-region text:id="ct626240992">
          <text:insertion>
            <office:change-info>
              <dc:creator>David Harris</dc:creator>
              <dc:date>2010-09-11T10:09:00</dc:date>
            </office:change-info>
          </text:insertion>
        </text:changed-region>
        <text:changed-region text:id="ct626241088">
          <text:insertion>
            <office:change-info>
              <dc:creator>Bob Jacobsen</dc:creator>
              <dc:date>2010-09-13T07:58:00</dc:date>
            </office:change-info>
          </text:insertion>
        </text:changed-region>
        <text:changed-region text:id="ct592630096">
          <text:insertion>
            <office:change-info>
              <dc:creator>David Harris</dc:creator>
              <dc:date>2010-09-11T10:09:00</dc:date>
            </office:change-info>
          </text:insertion>
        </text:changed-region>
        <text:changed-region text:id="ct592629952">
          <text:format-change>
            <office:change-info>
              <dc:creator>Bob Jacobsen</dc:creator>
              <dc:date>2010-09-13T07:56:00</dc:date>
            </office:change-info>
          </text:format-change>
        </text:changed-region>
        <text:changed-region text:id="ct592630192">
          <text:deletion>
            <office:change-info>
              <dc:creator>Bob Jacobsen</dc:creator>
              <dc:date>2010-09-13T07:54:00</dc:date>
            </office:change-info>
            <text:h text:style-name="P1" text:outline-level="4">:  </text:h>
          </text:deletion>
        </text:changed-region>
        <text:changed-region text:id="ct592629840">
          <text:insertion>
            <office:change-info>
              <dc:creator>David Harris</dc:creator>
              <dc:date>2010-09-11T10:09:00</dc:date>
            </office:change-info>
          </text:insertion>
        </text:changed-region>
        <text:changed-region text:id="ct504958400">
          <text:deletion>
            <office:change-info>
              <dc:creator>Bob Jacobsen</dc:creator>
              <dc:date>2010-09-12T12:33:00</dc:date>
            </office:change-info>
            <text:p text:style-name="Standard">This consists simply of a</text:p>
          </text:deletion>
        </text:changed-region>
        <text:changed-region text:id="ct504958592">
          <text:insertion>
            <office:change-info>
              <dc:creator>Bob Jacobsen</dc:creator>
              <dc:date>2010-09-12T12:33:00</dc:date>
            </office:change-info>
          </text:insertion>
        </text:changed-region>
        <text:changed-region text:id="ct504959712">
          <text:insertion>
            <office:change-info>
              <dc:creator>David Harris</dc:creator>
              <dc:date>2010-09-11T10:09:00</dc:date>
            </office:change-info>
          </text:insertion>
        </text:changed-region>
        <text:changed-region text:id="ct626241472">
          <text:insertion>
            <office:change-info>
              <dc:creator>Bob Jacobsen</dc:creator>
              <dc:date>2010-09-12T12:32:00</dc:date>
            </office:change-info>
          </text:insertion>
        </text:changed-region>
        <text:changed-region text:id="ct626241568">
          <text:insertion>
            <office:change-info>
              <dc:creator>David Harris</dc:creator>
              <dc:date>2010-09-11T10:09:00</dc:date>
            </office:change-info>
          </text:insertion>
        </text:changed-region>
        <text:changed-region text:id="ct504961840">
          <text:insertion>
            <office:change-info>
              <dc:creator>Bob Jacobsen</dc:creator>
              <dc:date>2010-09-12T12:32:00</dc:date>
            </office:change-info>
          </text:insertion>
        </text:changed-region>
        <text:changed-region text:id="ct504961968">
          <text:insertion>
            <office:change-info>
              <dc:creator>Bob Jacobsen</dc:creator>
              <dc:date>2010-09-12T12:33:00</dc:date>
            </office:change-info>
          </text:insertion>
        </text:changed-region>
        <text:changed-region text:id="ct626241664">
          <text:insertion>
            <office:change-info>
              <dc:creator>David Harris</dc:creator>
              <dc:date>2010-09-11T10:09:00</dc:date>
            </office:change-info>
          </text:insertion>
        </text:changed-region>
        <text:changed-region text:id="ct504962128">
          <text:insertion>
            <office:change-info>
              <dc:creator>Bob Jacobsen</dc:creator>
              <dc:date>2010-09-12T12:32:00</dc:date>
            </office:change-info>
          </text:insertion>
        </text:changed-region>
        <text:changed-region text:id="ct504962256">
          <text:insertion>
            <office:change-info>
              <dc:creator>David Harris</dc:creator>
              <dc:date>2010-09-11T10:09:00</dc:date>
            </office:change-info>
          </text:insertion>
        </text:changed-region>
        <text:changed-region text:id="ct504963264">
          <text:deletion>
            <office:change-info>
              <dc:creator>Bob Jacobsen</dc:creator>
              <dc:date>2010-09-12T12:34:00</dc:date>
            </office:change-info>
            <text:p text:style-name="Standard">, and is the commonest termination scheme</text:p>
          </text:deletion>
        </text:changed-region>
        <text:changed-region text:id="ct626241760">
          <text:deletion>
            <office:change-info>
              <dc:creator>Bob Jacobsen</dc:creator>
              <dc:date>2010-09-12T12:32:00</dc:date>
            </office:change-info>
            <text:p text:style-name="Standard">  </text:p>
          </text:deletion>
        </text:changed-region>
        <text:changed-region text:id="ct626241856">
          <text:insertion>
            <office:change-info>
              <dc:creator>David Harris</dc:creator>
              <dc:date>2010-09-11T10:09:00</dc:date>
            </office:change-info>
          </text:insertion>
        </text:changed-region>
        <text:changed-region text:id="ct504963424">
          <text:deletion>
            <office:change-info>
              <dc:creator>Bob Jacobsen</dc:creator>
              <dc:date>2010-09-12T12:34:00</dc:date>
            </office:change-info>
            <text:p text:style-name="Standard">It main advantage is simplicity. </text:p>
          </text:deletion>
        </text:changed-region>
        <text:changed-region text:id="ct504963520">
          <text:insertion>
            <office:change-info>
              <dc:creator>Bob Jacobsen</dc:creator>
              <dc:date>2010-09-12T12:34:00</dc:date>
            </office:change-info>
          </text:insertion>
        </text:changed-region>
        <text:changed-region text:id="ct504959808">
          <text:insertion>
            <office:change-info>
              <dc:creator>David Harris</dc:creator>
              <dc:date>2010-09-11T10:09:00</dc:date>
            </office:change-info>
          </text:insertion>
        </text:changed-region>
        <text:changed-region text:id="ct504965664">
          <text:insertion>
            <office:change-info>
              <dc:creator>Bob Jacobsen</dc:creator>
              <dc:date>2010-09-12T12:36:00</dc:date>
            </office:change-info>
          </text:insertion>
        </text:changed-region>
        <text:changed-region text:id="ct504963984">
          <text:insertion>
            <office:change-info>
              <dc:creator>David Harris</dc:creator>
              <dc:date>2010-09-11T10:09:00</dc:date>
            </office:change-info>
          </text:insertion>
        </text:changed-region>
        <text:changed-region text:id="ct504964112">
          <text:deletion>
            <office:change-info>
              <dc:creator>Bob Jacobsen</dc:creator>
              <dc:date>2010-09-12T12:34:00</dc:date>
            </office:change-info>
            <text:p text:style-name="Standard">This is simple but also <text:s/>helps balance the two lines. <text:s/></text:p>
          </text:deletion>
        </text:changed-region>
        <text:changed-region text:id="ct626241184">
          <text:insertion>
            <office:change-info>
              <dc:creator>Bob Jacobsen</dc:creator>
              <dc:date>2010-09-12T12:34:00</dc:date>
            </office:change-info>
          </text:insertion>
        </text:changed-region>
        <text:changed-region text:id="ct504964336">
          <text:insertion>
            <office:change-info>
              <dc:creator>Bob Jacobsen</dc:creator>
              <dc:date>2010-09-12T12:35:00</dc:date>
            </office:change-info>
          </text:insertion>
        </text:changed-region>
        <text:changed-region text:id="ct505172768">
          <text:insertion>
            <office:change-info>
              <dc:creator>Bob Jacobsen</dc:creator>
              <dc:date>2010-09-12T12:36:00</dc:date>
            </office:change-info>
          </text:insertion>
        </text:changed-region>
        <text:changed-region text:id="ct504949968">
          <text:insertion>
            <office:change-info>
              <dc:creator>David Harris</dc:creator>
              <dc:date>2010-09-11T10:09:00</dc:date>
            </office:change-info>
          </text:insertion>
        </text:changed-region>
        <text:changed-region text:id="ct505172640">
          <text:deletion>
            <office:change-info>
              <dc:creator>Bob Jacobsen</dc:creator>
              <dc:date>2010-09-12T21:32:00</dc:date>
            </office:change-info>
            <text:p text:style-name="Standard">ref </text:p>
          </text:deletion>
        </text:changed-region>
        <text:changed-region text:id="ct504964720">
          <text:deletion>
            <office:change-info>
              <dc:creator>Bob Jacobsen</dc:creator>
              <dc:date>2010-09-12T12:37:00</dc:date>
            </office:change-info>
            <text:p text:style-name="Standard">xx</text:p>
          </text:deletion>
        </text:changed-region>
        <text:changed-region text:id="ct504964624">
          <text:deletion>
            <office:change-info>
              <dc:creator>David Harris</dc:creator>
              <dc:date>2010-09-12T13:12:00</dc:date>
            </office:change-info>
            <text:p text:style-name="Standard">yy</text:p>
          </text:deletion>
        </text:changed-region>
        <text:changed-region text:id="ct504950176">
          <text:insertion>
            <office:change-info>
              <dc:creator>David Harris</dc:creator>
              <dc:date>2010-09-12T13:12:00</dc:date>
            </office:change-info>
          </text:insertion>
        </text:changed-region>
        <text:changed-region text:id="ct504950272">
          <text:insertion>
            <office:change-info>
              <dc:creator>David Harris</dc:creator>
              <dc:date>2010-09-11T10:09:00</dc:date>
            </office:change-info>
          </text:insertion>
        </text:changed-region>
        <text:changed-region text:id="ct504950368">
          <text:deletion>
            <office:change-info>
              <dc:creator>Bob Jacobsen</dc:creator>
              <dc:date>2010-09-12T12:37:00</dc:date>
            </office:change-info>
            <text:p text:style-name="Standard">by other means, </text:p>
          </text:deletion>
        </text:changed-region>
        <text:changed-region text:id="ct504965344">
          <text:insertion>
            <office:change-info>
              <dc:creator>David Harris</dc:creator>
              <dc:date>2010-09-11T10:09:00</dc:date>
            </office:change-info>
          </text:insertion>
        </text:changed-region>
        <text:changed-region text:id="ct504965024">
          <text:insertion>
            <office:change-info>
              <dc:creator>Bob Jacobsen</dc:creator>
              <dc:date>2010-09-12T12:37:00</dc:date>
            </office:change-info>
          </text:insertion>
        </text:changed-region>
        <text:changed-region text:id="ct504950528">
          <text:insertion>
            <office:change-info>
              <dc:creator>Bob Jacobsen</dc:creator>
              <dc:date>2010-09-12T21:34:00</dc:date>
            </office:change-info>
          </text:insertion>
        </text:changed-region>
        <text:changed-region text:id="ct504950624">
          <text:insertion>
            <office:change-info>
              <dc:creator>David Harris</dc:creator>
              <dc:date>2010-09-11T10:09:00</dc:date>
            </office:change-info>
          </text:insertion>
        </text:changed-region>
        <text:changed-region text:id="ct504950720">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504965536">
          <text:deletion>
            <office:change-info>
              <dc:creator>Bob Jacobsen</dc:creator>
              <dc:date>2010-09-12T21:31:00</dc:date>
            </office:change-info>
            <text:p text:style-name="Standard"><text:s text:c="2"/></text:p>
          </text:deletion>
        </text:changed-region>
        <text:changed-region text:id="ct504965968">
          <text:insertion>
            <office:change-info>
              <dc:creator>David Harris</dc:creator>
              <dc:date>2010-09-12T13:09:00</dc:date>
            </office:change-info>
          </text:insertion>
        </text:changed-region>
        <text:changed-region text:id="ct504950816">
          <text:insertion>
            <office:change-info>
              <dc:creator>David Harris</dc:creator>
              <dc:date>2010-09-12T13:10:00</dc:date>
            </office:change-info>
          </text:insertion>
        </text:changed-region>
        <text:changed-region text:id="ct504966192">
          <text:insertion>
            <office:change-info>
              <dc:creator>David Harris</dc:creator>
              <dc:date>2010-09-12T13:11:00</dc:date>
            </office:change-info>
          </text:insertion>
        </text:changed-region>
        <text:changed-region text:id="ct504964848">
          <text:insertion>
            <office:change-info>
              <dc:creator>David Harris</dc:creator>
              <dc:date>2010-09-11T10:09:00</dc:date>
            </office:change-info>
          </text:insertion>
        </text:changed-region>
        <text:changed-region text:id="ct504966336">
          <text:insertion>
            <office:change-info>
              <dc:creator>Bob Jacobsen</dc:creator>
              <dc:date>2010-09-12T12:59:00</dc:date>
            </office:change-info>
          </text:insertion>
        </text:changed-region>
        <text:changed-region text:id="ct504966432">
          <text:insertion>
            <office:change-info>
              <dc:creator>David Harris</dc:creator>
              <dc:date>2010-09-11T10:09:00</dc:date>
            </office:change-info>
          </text:insertion>
        </text:changed-region>
        <text:changed-region text:id="ct504966528">
          <text:deletion>
            <office:change-info>
              <dc:creator>Bob Jacobsen</dc:creator>
              <dc:date>2010-09-12T12:59:00</dc:date>
            </office:change-info>
            <text:p text:style-name="Standard">active</text:p>
          </text:deletion>
        </text:changed-region>
        <text:changed-region text:id="ct504966624">
          <text:insertion>
            <office:change-info>
              <dc:creator>Bob Jacobsen</dc:creator>
              <dc:date>2010-09-12T12:59:00</dc:date>
            </office:change-info>
          </text:insertion>
        </text:changed-region>
        <text:changed-region text:id="ct504951264">
          <text:insertion>
            <office:change-info>
              <dc:creator>David Harris</dc:creator>
              <dc:date>2010-09-11T10:09:00</dc:date>
            </office:change-info>
          </text:insertion>
        </text:changed-region>
        <text:changed-region text:id="ct504966896">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504966992">
          <text:insertion>
            <office:change-info>
              <dc:creator>Bob Jacobsen</dc:creator>
              <dc:date>2010-09-12T12:59:00</dc:date>
            </office:change-info>
          </text:insertion>
        </text:changed-region>
        <text:changed-region text:id="ct504967152">
          <text:deletion>
            <office:change-info>
              <dc:creator>Bob Jacobsen</dc:creator>
              <dc:date>2010-09-12T12:59:00</dc:date>
            </office:change-info>
            <text:p text:style-name="Standard"> </text:p>
          </text:deletion>
        </text:changed-region>
        <text:changed-region text:id="ct504951360">
          <text:insertion>
            <office:change-info>
              <dc:creator>Bob Jacobsen</dc:creator>
              <dc:date>2010-09-12T12:59:00</dc:date>
            </office:change-info>
          </text:insertion>
        </text:changed-region>
        <text:changed-region text:id="ct504957872">
          <text:insertion>
            <office:change-info>
              <dc:creator>David Harris</dc:creator>
              <dc:date>2010-09-11T10:09:00</dc:date>
            </office:change-info>
          </text:insertion>
        </text:changed-region>
        <text:changed-region text:id="ct504967424">
          <text:deletion>
            <office:change-info>
              <dc:creator>Bob Jacobsen</dc:creator>
              <dc:date>2010-09-12T12:57:00</dc:date>
            </office:change-info>
            <text:p text:style-name="Standard">This is not appropriate for MRR, since i</text:p>
          </text:deletion>
        </text:changed-region>
        <text:changed-region text:id="ct504967520">
          <text:insertion>
            <office:change-info>
              <dc:creator>Bob Jacobsen</dc:creator>
              <dc:date>2010-09-12T12:57:00</dc:date>
            </office:change-info>
          </text:insertion>
        </text:changed-region>
        <text:changed-region text:id="ct504967616">
          <text:deletion>
            <office:change-info>
              <dc:creator>Bob Jacobsen</dc:creator>
              <dc:date>2010-09-12T12:57:00</dc:date>
            </office:change-info>
            <text:p text:style-name="Standard">t requires a fixed number of nodes.<text:span text:style-name="T3"> </text:span></text:p>
          </text:deletion>
        </text:changed-region>
        <text:changed-region text:id="ct504967808">
          <text:insertion>
            <office:change-info>
              <dc:creator>Bob Jacobsen</dc:creator>
              <dc:date>2010-09-12T12:57:00</dc:date>
            </office:change-info>
          </text:insertion>
        </text:changed-region>
        <text:changed-region text:id="ct504967968">
          <text:insertion>
            <office:change-info>
              <dc:creator>Bob Jacobsen</dc:creator>
              <dc:date>2010-09-12T12:58:00</dc:date>
            </office:change-info>
          </text:insertion>
        </text:changed-region>
        <text:changed-region text:id="ct504951648">
          <text:deletion>
            <office:change-info>
              <dc:creator>Bob Jacobsen</dc:creator>
              <dc:date>2010-09-12T12:58:00</dc:date>
            </office:change-info>
            <text:p text:style-name="Standard"><text:span text:style-name="T3"><text:s/></text:span></text:p>
          </text:deletion>
        </text:changed-region>
        <text:changed-region text:id="ct504968096">
          <text:insertion>
            <office:change-info>
              <dc:creator>Bob Jacobsen</dc:creator>
              <dc:date>2010-09-12T12:58:00</dc:date>
            </office:change-info>
          </text:insertion>
        </text:changed-region>
        <text:changed-region text:id="ct504951744">
          <text:insertion>
            <office:change-info>
              <dc:creator>David Harris</dc:creator>
              <dc:date>2010-09-11T10:09:00</dc:date>
            </office:change-info>
          </text:insertion>
        </text:changed-region>
        <text:changed-region text:id="ct504968368">
          <text:insertion>
            <office:change-info>
              <dc:creator>Bob Jacobsen</dc:creator>
              <dc:date>2010-09-13T07:58:00</dc:date>
            </office:change-info>
          </text:insertion>
        </text:changed-region>
        <text:changed-region text:id="ct504968560">
          <text:insertion>
            <office:change-info>
              <dc:creator>David Harris</dc:creator>
              <dc:date>2010-09-11T10:09:00</dc:date>
            </office:change-info>
          </text:insertion>
        </text:changed-region>
        <text:changed-region text:id="ct504951840">
          <text:deletion>
            <office:change-info>
              <dc:creator>Bob Jacobsen</dc:creator>
              <dc:date>2010-09-12T21:36:00</dc:date>
            </office:change-info>
            <text:h text:style-name="Heading_20_3" text:outline-level="3"><text:span text:style-name="T4">:   </text:span></text:h>
          </text:deletion>
        </text:changed-region>
        <text:changed-region text:id="ct504952080">
          <text:insertion>
            <office:change-info>
              <dc:creator>David Harris</dc:creator>
              <dc:date>2010-09-11T10:09:00</dc:date>
            </office:change-info>
          </text:insertion>
        </text:changed-region>
        <text:changed-region text:id="ct504952176">
          <text:deletion>
            <office:change-info>
              <dc:creator>Bob Jacobsen</dc:creator>
              <dc:date>2010-09-12T12:55:00</dc:date>
            </office:change-info>
            <text:p text:style-name="Standard">Any t</text:p>
          </text:deletion>
        </text:changed-region>
        <text:changed-region text:id="ct504969568">
          <text:insertion>
            <office:change-info>
              <dc:creator>Bob Jacobsen</dc:creator>
              <dc:date>2010-09-12T12:55:00</dc:date>
            </office:change-info>
          </text:insertion>
        </text:changed-region>
        <text:changed-region text:id="ct504971264">
          <text:insertion>
            <office:change-info>
              <dc:creator>David Harris</dc:creator>
              <dc:date>2010-09-11T10:09:00</dc:date>
            </office:change-info>
          </text:insertion>
        </text:changed-region>
        <text:changed-region text:id="ct504971360">
          <text:insertion>
            <office:change-info>
              <dc:creator>Bob Jacobsen</dc:creator>
              <dc:date>2010-09-12T21:34:00</dc:date>
            </office:change-info>
          </text:insertion>
        </text:changed-region>
        <text:changed-region text:id="ct504971456">
          <text:insertion>
            <office:change-info>
              <dc:creator>David Harris</dc:creator>
              <dc:date>2010-09-11T10:09:00</dc:date>
            </office:change-info>
          </text:insertion>
        </text:changed-region>
        <text:changed-region text:id="ct504952368">
          <text:deletion>
            <office:change-info>
              <dc:creator>Bob Jacobsen</dc:creator>
              <dc:date>2010-09-12T21:35:00</dc:date>
            </office:change-info>
            <text:p text:style-name="Standard">as a terminator-</text:p>
          </text:deletion>
        </text:changed-region>
        <text:changed-region text:id="ct504968992">
          <text:deletion>
            <office:change-info>
              <dc:creator>Bob Jacobsen</dc:creator>
              <dc:date>2010-09-12T21:34:00</dc:date>
            </office:change-info>
            <text:p text:style-name="Standard"> </text:p>
          </text:deletion>
        </text:changed-region>
        <text:changed-region text:id="ct504952272">
          <text:deletion>
            <office:change-info>
              <dc:creator>Bob Jacobsen</dc:creator>
              <dc:date>2010-09-12T21:35:00</dc:date>
            </office:change-info>
            <text:p text:style-name="Standard">connector</text:p>
          </text:deletion>
        </text:changed-region>
        <text:changed-region text:id="ct504971552">
          <text:deletion>
            <office:change-info>
              <dc:creator>Bob Jacobsen</dc:creator>
              <dc:date>2010-09-12T12:55:00</dc:date>
            </office:change-info>
            <text:p text:style-name="Standard">. <text:s/>Obviously, this is based</text:p>
          </text:deletion>
        </text:changed-region>
        <text:changed-region text:id="ct504952464">
          <text:insertion>
            <office:change-info>
              <dc:creator>Bob Jacobsen</dc:creator>
              <dc:date>2010-09-12T21:35:00</dc:date>
            </office:change-info>
          </text:insertion>
        </text:changed-region>
        <text:changed-region text:id="ct504969120">
          <text:insertion>
            <office:change-info>
              <dc:creator>Bob Jacobsen</dc:creator>
              <dc:date>2010-09-12T12:55:00</dc:date>
            </office:change-info>
          </text:insertion>
        </text:changed-region>
        <text:changed-region text:id="ct504969216">
          <text:insertion>
            <office:change-info>
              <dc:creator>David Harris</dc:creator>
              <dc:date>2010-09-11T10:09:00</dc:date>
            </office:change-info>
          </text:insertion>
        </text:changed-region>
        <text:changed-region text:id="ct504972688">
          <text:deletion>
            <office:change-info>
              <dc:creator>Bob Jacobsen</dc:creator>
              <dc:date>2010-09-12T21:35:00</dc:date>
            </office:change-info>
            <text:p text:style-name="Standard">terminator-plugs</text:p>
          </text:deletion>
        </text:changed-region>
        <text:changed-region text:id="ct504972784">
          <text:insertion>
            <office:change-info>
              <dc:creator>Bob Jacobsen</dc:creator>
              <dc:date>2010-09-12T21:35:00</dc:date>
            </office:change-info>
          </text:insertion>
        </text:changed-region>
        <text:changed-region text:id="ct504952560">
          <text:insertion>
            <office:change-info>
              <dc:creator>David Harris</dc:creator>
              <dc:date>2010-09-11T10:09:00</dc:date>
            </office:change-info>
          </text:insertion>
        </text:changed-region>
        <text:changed-region text:id="ct504952656">
          <text:deletion>
            <office:change-info>
              <dc:creator>Bob Jacobsen</dc:creator>
              <dc:date>2010-09-12T12:56:00</dc:date>
            </office:change-info>
            <text:p text:style-name="Standard">that</text:p>
          </text:deletion>
        </text:changed-region>
        <text:changed-region text:id="ct504972944">
          <text:insertion>
            <office:change-info>
              <dc:creator>Bob Jacobsen</dc:creator>
              <dc:date>2010-09-12T12:56:00</dc:date>
            </office:change-info>
          </text:insertion>
        </text:changed-region>
        <text:changed-region text:id="ct504973136">
          <text:insertion>
            <office:change-info>
              <dc:creator>David Harris</dc:creator>
              <dc:date>2010-09-11T10:09:00</dc:date>
            </office:change-info>
          </text:insertion>
        </text:changed-region>
        <text:changed-region text:id="ct504952752">
          <text:deletion>
            <office:change-info>
              <dc:creator>Bob Jacobsen</dc:creator>
              <dc:date>2010-09-12T12:56:00</dc:date>
            </office:change-info>
            <text:p text:style-name="Standard"> </text:p>
          </text:deletion>
        </text:changed-region>
        <text:changed-region text:id="ct504973408">
          <text:insertion>
            <office:change-info>
              <dc:creator>David Harris</dc:creator>
              <dc:date>2010-09-11T10:09:00</dc:date>
            </office:change-info>
          </text:insertion>
        </text:changed-region>
        <text:changed-region text:id="ct504973600">
          <text:deletion>
            <office:change-info>
              <dc:creator>Bob Jacobsen</dc:creator>
              <dc:date>2010-09-12T12:56:00</dc:date>
            </office:change-info>
            <text:p text:style-name="Standard">, also provides some  indication of bus health</text:p>
          </text:deletion>
        </text:changed-region>
        <text:changed-region text:id="ct504973696">
          <text:insertion>
            <office:change-info>
              <dc:creator>David Harris</dc:creator>
              <dc:date>2010-09-11T10:09:00</dc:date>
            </office:change-info>
          </text:insertion>
        </text:changed-region>
        <text:changed-region text:id="ct504952848">
          <text:insertion>
            <office:change-info>
              <dc:creator>David Harris</dc:creator>
              <dc:date>2010-09-11T10:38:00</dc:date>
            </office:change-info>
          </text:insertion>
        </text:changed-region>
        <text:changed-region text:id="ct504973888">
          <text:deletion>
            <office:change-info>
              <dc:creator>Bob Jacobsen</dc:creator>
              <dc:date>2010-09-12T21:36:00</dc:date>
            </office:change-info>
            <text:p text:style-name="Standard">, generally, </text:p>
          </text:deletion>
        </text:changed-region>
        <text:changed-region text:id="ct504973984">
          <text:insertion>
            <office:change-info>
              <dc:creator>Bob Jacobsen</dc:creator>
              <dc:date>2010-09-12T21:36:00</dc:date>
            </office:change-info>
          </text:insertion>
        </text:changed-region>
        <text:changed-region text:id="ct504953008">
          <text:insertion>
            <office:change-info>
              <dc:creator>David Harris</dc:creator>
              <dc:date>2010-09-11T10:38:00</dc:date>
            </office:change-info>
          </text:insertion>
        </text:changed-region>
        <text:changed-region text:id="ct504953104">
          <text:deletion>
            <office:change-info>
              <dc:creator>Bob Jacobsen</dc:creator>
              <dc:date>2010-09-12T12:56:00</dc:date>
            </office:change-info>
            <text:p text:style-name="Standard">, t</text:p>
          </text:deletion>
        </text:changed-region>
        <text:changed-region text:id="ct504974352">
          <text:insertion>
            <office:change-info>
              <dc:creator>Bob Jacobsen</dc:creator>
              <dc:date>2010-09-12T12:56:00</dc:date>
            </office:change-info>
          </text:insertion>
        </text:changed-region>
        <text:changed-region text:id="ct504974512">
          <text:insertion>
            <office:change-info>
              <dc:creator>David Harris</dc:creator>
              <dc:date>2010-09-12T19:59:00</dc:date>
            </office:change-info>
          </text:insertion>
        </text:changed-region>
        <text:changed-region text:id="ct504953200">
          <text:insertion>
            <office:change-info>
              <dc:creator>Bob Jacobsen</dc:creator>
              <dc:date>2010-09-12T12:56:00</dc:date>
            </office:change-info>
          </text:insertion>
        </text:changed-region>
        <text:changed-region text:id="ct504974672">
          <text:insertion>
            <office:change-info>
              <dc:creator>David Harris</dc:creator>
              <dc:date>2010-09-11T10:38:00</dc:date>
            </office:change-info>
          </text:insertion>
        </text:changed-region>
        <text:changed-region text:id="ct504974800">
          <text:insertion>
            <office:change-info>
              <dc:creator>David Harris</dc:creator>
              <dc:date>2010-09-11T10:40:00</dc:date>
            </office:change-info>
          </text:insertion>
        </text:changed-region>
        <text:changed-region text:id="ct504953296">
          <text:insertion>
            <office:change-info>
              <dc:creator>David Harris</dc:creator>
              <dc:date>2010-09-11T10:41:00</dc:date>
            </office:change-info>
          </text:insertion>
        </text:changed-region>
        <text:changed-region text:id="ct504974928">
          <text:insertion>
            <office:change-info>
              <dc:creator>Bob Jacobsen</dc:creator>
              <dc:date>2010-09-12T12:56:00</dc:date>
            </office:change-info>
          </text:insertion>
        </text:changed-region>
        <text:changed-region text:id="ct504953392">
          <text:insertion>
            <office:change-info>
              <dc:creator>David Harris</dc:creator>
              <dc:date>2010-09-11T22:42:00</dc:date>
            </office:change-info>
          </text:insertion>
        </text:changed-region>
        <text:changed-region text:id="ct504975168">
          <text:insertion>
            <office:change-info>
              <dc:creator>Bob Jacobsen</dc:creator>
              <dc:date>2010-09-13T07:58:00</dc:date>
            </office:change-info>
          </text:insertion>
        </text:changed-region>
        <text:changed-region text:id="ct504953488">
          <text:insertion>
            <office:change-info>
              <dc:creator>Bob Jacobsen</dc:creator>
              <dc:date>2010-09-13T07:59:00</dc:date>
            </office:change-info>
          </text:insertion>
        </text:changed-region>
        <text:changed-region text:id="ct504975952">
          <text:insertion>
            <office:change-info>
              <dc:creator>Bob Jacobsen</dc:creator>
              <dc:date>2010-09-13T08:00:00</dc:date>
            </office:change-info>
          </text:insertion>
        </text:changed-region>
        <text:changed-region text:id="ct504954224">
          <text:insertion>
            <office:change-info>
              <dc:creator>Bob Jacobsen</dc:creator>
              <dc:date>2010-09-11T18:23:00</dc:date>
            </office:change-info>
          </text:insertion>
        </text:changed-region>
        <text:changed-region text:id="ct504954320">
          <text:deletion>
            <office:change-info>
              <dc:creator>Bob Jacobsen</dc:creator>
              <dc:date>2010-09-11T20:27:00</dc:date>
            </office:change-info>
            <text:p text:style-name="Standard">.</text:p>
          </text:deletion>
        </text:changed-region>
        <text:changed-region text:id="ct504955200">
          <text:insertion>
            <office:change-info>
              <dc:creator>Bob Jacobsen</dc:creator>
              <dc:date>2010-09-11T18:23:00</dc:date>
            </office:change-info>
          </text:insertion>
        </text:changed-region>
        <text:changed-region text:id="ct592454976">
          <text:deletion>
            <office:change-info>
              <dc:creator>Bob Jacobsen</dc:creator>
              <dc:date>2010-09-11T20:37:00</dc:date>
            </office:change-info>
            <text:p text:style-name="Standard">type of transmission media</text:p>
          </text:deletion>
        </text:changed-region>
        <text:changed-region text:id="ct504976336">
          <text:insertion>
            <office:change-info>
              <dc:creator>Bob Jacobsen</dc:creator>
              <dc:date>2010-09-11T20:37:00</dc:date>
            </office:change-info>
          </text:insertion>
        </text:changed-region>
        <text:changed-region text:id="ct592455584">
          <text:insertion>
            <office:change-info>
              <dc:creator>Bob Jacobsen</dc:creator>
              <dc:date>2010-09-11T18:23:00</dc:date>
            </office:change-info>
          </text:insertion>
        </text:changed-region>
        <text:changed-region text:id="ct592455888">
          <text:insertion>
            <office:change-info>
              <dc:creator>Bob Jacobsen</dc:creator>
              <dc:date>2010-09-11T18:24:00</dc:date>
            </office:change-info>
          </text:insertion>
        </text:changed-region>
        <text:changed-region text:id="ct592456160">
          <text:insertion>
            <office:change-info>
              <dc:creator>Bob Jacobsen</dc:creator>
              <dc:date>2010-09-11T18:25:00</dc:date>
            </office:change-info>
          </text:insertion>
        </text:changed-region>
        <text:changed-region text:id="ct592456256">
          <text:insertion>
            <office:change-info>
              <dc:creator>Bob Jacobsen</dc:creator>
              <dc:date>2010-09-11T18:26:00</dc:date>
            </office:change-info>
          </text:insertion>
        </text:changed-region>
        <text:changed-region text:id="ct504976896">
          <text:insertion>
            <office:change-info>
              <dc:creator>Bob Jacobsen</dc:creator>
              <dc:date>2010-09-11T18:33:00</dc:date>
            </office:change-info>
          </text:insertion>
        </text:changed-region>
        <text:changed-region text:id="ct592455680">
          <text:insertion>
            <office:change-info>
              <dc:creator>Bob Jacobsen</dc:creator>
              <dc:date>2010-09-11T18:27:00</dc:date>
            </office:change-info>
          </text:insertion>
        </text:changed-region>
        <text:changed-region text:id="ct504976992">
          <text:insertion>
            <office:change-info>
              <dc:creator>Bob Jacobsen</dc:creator>
              <dc:date>2010-09-11T18:28:00</dc:date>
            </office:change-info>
          </text:insertion>
        </text:changed-region>
        <text:changed-region text:id="ct504977120">
          <text:insertion>
            <office:change-info>
              <dc:creator>Bob Jacobsen</dc:creator>
              <dc:date>2010-09-11T18:29:00</dc:date>
            </office:change-info>
          </text:insertion>
        </text:changed-region>
        <text:changed-region text:id="ct592456352">
          <text:insertion>
            <office:change-info>
              <dc:creator>Bob Jacobsen</dc:creator>
              <dc:date>2010-09-11T18:34:00</dc:date>
            </office:change-info>
          </text:insertion>
        </text:changed-region>
        <text:changed-region text:id="ct592536400">
          <text:insertion>
            <office:change-info>
              <dc:creator>Bob Jacobsen</dc:creator>
              <dc:date>2010-09-11T18:35:00</dc:date>
            </office:change-info>
          </text:insertion>
        </text:changed-region>
        <text:changed-region text:id="ct504977440">
          <text:insertion>
            <office:change-info>
              <dc:creator>Bob Jacobsen</dc:creator>
              <dc:date>2010-09-11T18:34:00</dc:date>
            </office:change-info>
          </text:insertion>
        </text:changed-region>
        <text:changed-region text:id="ct505190176">
          <text:insertion>
            <office:change-info>
              <dc:creator>Bob Jacobsen</dc:creator>
              <dc:date>2010-09-11T18:35:00</dc:date>
            </office:change-info>
          </text:insertion>
        </text:changed-region>
        <text:changed-region text:id="ct504977696">
          <text:insertion>
            <office:change-info>
              <dc:creator>Bob Jacobsen</dc:creator>
              <dc:date>2010-09-11T18:42:00</dc:date>
            </office:change-info>
          </text:insertion>
        </text:changed-region>
        <text:changed-region text:id="ct504977792">
          <text:insertion>
            <office:change-info>
              <dc:creator>Bob Jacobsen</dc:creator>
              <dc:date>2010-09-11T18:45:00</dc:date>
            </office:change-info>
          </text:insertion>
        </text:changed-region>
        <text:changed-region text:id="ct504977984">
          <text:insertion>
            <office:change-info>
              <dc:creator>Bob Jacobsen</dc:creator>
              <dc:date>2010-09-11T18:43:00</dc:date>
            </office:change-info>
          </text:insertion>
        </text:changed-region>
        <text:changed-region text:id="ct505189904">
          <text:insertion>
            <office:change-info>
              <dc:creator>Bob Jacobsen</dc:creator>
              <dc:date>2010-09-11T18:45:00</dc:date>
            </office:change-info>
          </text:insertion>
        </text:changed-region>
        <text:changed-region text:id="ct504978368">
          <text:insertion>
            <office:change-info>
              <dc:creator>Bob Jacobsen</dc:creator>
              <dc:date>2010-09-13T07:49:00</dc:date>
            </office:change-info>
          </text:insertion>
        </text:changed-region>
        <text:changed-region text:id="ct592998624">
          <text:insertion>
            <office:change-info>
              <dc:creator>Bob Jacobsen</dc:creator>
              <dc:date>2010-09-11T18:49:00</dc:date>
            </office:change-info>
          </text:insertion>
        </text:changed-region>
        <text:changed-region text:id="ct504978464">
          <text:insertion>
            <office:change-info>
              <dc:creator>Bob Jacobsen</dc:creator>
              <dc:date>2010-09-11T19:09:00</dc:date>
            </office:change-info>
          </text:insertion>
        </text:changed-region>
        <text:changed-region text:id="ct592998352">
          <text:insertion>
            <office:change-info>
              <dc:creator>Bob Jacobsen</dc:creator>
              <dc:date>2010-09-11T19:10:00</dc:date>
            </office:change-info>
          </text:insertion>
        </text:changed-region>
        <text:changed-region text:id="ct504598656">
          <text:insertion>
            <office:change-info>
              <dc:creator>Bob Jacobsen</dc:creator>
              <dc:date>2010-09-11T18:49:00</dc:date>
            </office:change-info>
          </text:insertion>
        </text:changed-region>
        <text:changed-region text:id="ct504978688">
          <text:insertion>
            <office:change-info>
              <dc:creator>Bob Jacobsen</dc:creator>
              <dc:date>2010-09-11T18:50:00</dc:date>
            </office:change-info>
          </text:insertion>
        </text:changed-region>
        <text:changed-region text:id="ct504978784">
          <text:insertion>
            <office:change-info>
              <dc:creator>Bob Jacobsen</dc:creator>
              <dc:date>2010-09-11T18:49:00</dc:date>
            </office:change-info>
          </text:insertion>
        </text:changed-region>
        <text:changed-region text:id="ct504598752">
          <text:insertion>
            <office:change-info>
              <dc:creator>Bob Jacobsen</dc:creator>
              <dc:date>2010-09-11T19:00:00</dc:date>
            </office:change-info>
          </text:insertion>
        </text:changed-region>
        <text:changed-region text:id="ct504978880">
          <text:insertion>
            <office:change-info>
              <dc:creator>Bob Jacobsen</dc:creator>
              <dc:date>2010-09-11T18:50:00</dc:date>
            </office:change-info>
          </text:insertion>
        </text:changed-region>
        <text:changed-region text:id="ct504979136">
          <text:insertion>
            <office:change-info>
              <dc:creator>Bob Jacobsen</dc:creator>
              <dc:date>2010-09-11T18:51:00</dc:date>
            </office:change-info>
          </text:insertion>
        </text:changed-region>
        <text:changed-region text:id="ct504599056">
          <text:insertion>
            <office:change-info>
              <dc:creator>Bob Jacobsen</dc:creator>
              <dc:date>2010-09-11T18:50:00</dc:date>
            </office:change-info>
          </text:insertion>
        </text:changed-region>
        <text:changed-region text:id="ct504979328">
          <text:insertion>
            <office:change-info>
              <dc:creator>Bob Jacobsen</dc:creator>
              <dc:date>2010-09-11T18:52:00</dc:date>
            </office:change-info>
          </text:insertion>
        </text:changed-region>
        <text:changed-region text:id="ct504599152">
          <text:insertion>
            <office:change-info>
              <dc:creator>Bob Jacobsen</dc:creator>
              <dc:date>2010-09-11T18:50:00</dc:date>
            </office:change-info>
          </text:insertion>
        </text:changed-region>
        <text:changed-region text:id="ct504599360">
          <text:insertion>
            <office:change-info>
              <dc:creator>Bob Jacobsen</dc:creator>
              <dc:date>2010-09-11T18:53:00</dc:date>
            </office:change-info>
          </text:insertion>
        </text:changed-region>
        <text:changed-region text:id="ct504979568">
          <text:insertion>
            <office:change-info>
              <dc:creator>Bob Jacobsen</dc:creator>
              <dc:date>2010-09-11T18:54:00</dc:date>
            </office:change-info>
          </text:insertion>
        </text:changed-region>
        <text:changed-region text:id="ct504979664">
          <text:insertion>
            <office:change-info>
              <dc:creator>Bob Jacobsen</dc:creator>
              <dc:date>2010-09-11T18:50:00</dc:date>
            </office:change-info>
          </text:insertion>
        </text:changed-region>
        <text:changed-region text:id="ct504979792">
          <text:insertion>
            <office:change-info>
              <dc:creator>Bob Jacobsen</dc:creator>
              <dc:date>2010-09-11T18:53:00</dc:date>
            </office:change-info>
          </text:insertion>
        </text:changed-region>
        <text:changed-region text:id="ct626232512">
          <text:insertion>
            <office:change-info>
              <dc:creator>Bob Jacobsen</dc:creator>
              <dc:date>2010-09-11T18:50:00</dc:date>
            </office:change-info>
          </text:insertion>
        </text:changed-region>
        <text:changed-region text:id="ct626232672">
          <text:insertion>
            <office:change-info>
              <dc:creator>Bob Jacobsen</dc:creator>
              <dc:date>2010-09-11T19:01:00</dc:date>
            </office:change-info>
          </text:insertion>
        </text:changed-region>
        <text:changed-region text:id="ct504980064">
          <text:insertion>
            <office:change-info>
              <dc:creator>Bob Jacobsen</dc:creator>
              <dc:date>2010-09-11T18:35:00</dc:date>
            </office:change-info>
          </text:insertion>
        </text:changed-region>
        <text:changed-region text:id="ct626486256">
          <text:insertion>
            <office:change-info>
              <dc:creator>Bob Jacobsen</dc:creator>
              <dc:date>2010-09-11T19:15:00</dc:date>
            </office:change-info>
          </text:insertion>
        </text:changed-region>
        <text:changed-region text:id="ct504980160">
          <text:insertion>
            <office:change-info>
              <dc:creator>Bob Jacobsen</dc:creator>
              <dc:date>2010-09-11T18:35:00</dc:date>
            </office:change-info>
          </text:insertion>
        </text:changed-region>
        <text:changed-region text:id="ct626486352">
          <text:insertion>
            <office:change-info>
              <dc:creator>Bob Jacobsen</dc:creator>
              <dc:date>2010-09-11T19:14:00</dc:date>
            </office:change-info>
          </text:insertion>
        </text:changed-region>
        <text:changed-region text:id="ct504980448">
          <text:insertion>
            <office:change-info>
              <dc:creator>Bob Jacobsen</dc:creator>
              <dc:date>2010-09-11T18:35:00</dc:date>
            </office:change-info>
          </text:insertion>
        </text:changed-region>
        <text:changed-region text:id="ct504980576">
          <text:insertion>
            <office:change-info>
              <dc:creator>Bob Jacobsen</dc:creator>
              <dc:date>2010-09-11T18:45:00</dc:date>
            </office:change-info>
          </text:insertion>
        </text:changed-region>
        <text:changed-region text:id="ct504607728">
          <text:insertion>
            <office:change-info>
              <dc:creator>Bob Jacobsen</dc:creator>
              <dc:date>2010-09-11T18:35:00</dc:date>
            </office:change-info>
          </text:insertion>
        </text:changed-region>
        <text:changed-region text:id="ct504607824">
          <text:deletion>
            <office:change-info>
              <dc:creator>Bob Jacobsen</dc:creator>
              <dc:date>2010-09-11T19:26:00</dc:date>
            </office:change-info>
            <text:p text:style-name="Standard">http://www.st.com/stonline/books/ascii/docs/5637.htm</text:p>
          </text:deletion>
        </text:changed-region>
        <text:changed-region text:id="ct504606880">
          <text:insertion>
            <office:change-info>
              <dc:creator>Bob Jacobsen</dc:creator>
              <dc:date>2010-09-11T18:35:00</dc:date>
            </office:change-info>
          </text:insertion>
        </text:changed-region>
        <text:changed-region text:id="ct505172864">
          <text:insertion>
            <office:change-info>
              <dc:creator>Bob Jacobsen</dc:creator>
              <dc:date>2010-09-11T18:54:00</dc:date>
            </office:change-info>
          </text:insertion>
        </text:changed-region>
        <text:changed-region text:id="ct504981088">
          <text:insertion>
            <office:change-info>
              <dc:creator>Bob Jacobsen</dc:creator>
              <dc:date>2010-09-11T18:55:00</dc:date>
            </office:change-info>
          </text:insertion>
        </text:changed-region>
        <text:changed-region text:id="ct504981184">
          <text:insertion>
            <office:change-info>
              <dc:creator>Bob Jacobsen</dc:creator>
              <dc:date>2010-09-11T18:57:00</dc:date>
            </office:change-info>
          </text:insertion>
        </text:changed-region>
        <text:changed-region text:id="ct592997120">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543392336"/>Introduction<text:change-end text:change-id="ct543392336"/></text:h>
      <text:p text:style-name="Standard">This Technical Note contains informative discussion and background for the corresponding S<text:change text:change-id="ct592574736"/><text:change-start text:change-id="ct592574832"/> <text:change-end text:change-id="ct592574832"/>9.x.1 Standard. This Technical Note is not normative in any way.<text:change-start text:change-id="ct592574928"/></text:p>
      <text:h text:style-name="Heading_20_1" text:outline-level="1">Annotations to the Standa<text:change-end text:change-id="ct592574928"/><text:change-start text:change-id="ct592575024"/>rd</text:h>
      <text:p text:style-name="Standard">This section provides background information on corresponding sections of the S 9.x.1 Standard document.<text:change-end text:change-id="ct592575024"/></text:p>
      <text:h text:style-name="Heading_20_2" text:outline-level="2">Intended Use</text:h>
      <text:p text:style-name="Standard">The<text:change-start text:change-id="ct592575280"/> Standard discusses single CAN segments, and is silent on interconnecting multiple segments. <text:s/><text:change-end text:change-id="ct592575280"/><text:change text:change-id="ct592575376"/><text:change-start text:change-id="ct504442976"/>For more discussion of options for<text:change-end text:change-id="ct504442976"/><text:change-start text:change-id="ct592577392"/> interconnection, see the “Repeaters, Bridges and Gateways” section below.<text:change-end text:change-id="ct592577392"/><text:change-start text:change-id="ct505119072"/></text:p>
      <text:p text:style-name="Standard"><text:change-end text:change-id="ct505119072"/><text:change text:change-id="ct505119168"/><text:change-start text:change-id="ct592577568"/><text:span text:style-name="T2">The Standard does not </text:span><text:change-end text:change-id="ct592577568"/>discuss CAN terminators<text:change text:change-id="ct592577664"/> because they're discussed in detail in the CAN <text:change text:change-id="ct592577760"/><text:change-start text:change-id="ct505101392"/>literature<text:change-end text:change-id="ct505101392"/>. <text:change text:change-id="ct592577856"/><text:change-start text:change-id="ct626546304"/>See the “Termination” section below for more discussion.<text:change-end text:change-id="ct626546304"/></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624060512"/><text:change-start text:change-id="ct505101216"/>S<text:change-end text:change-id="ct505101216"/>tandard therefore refers to other to existing standards, where possible, instead of repeating the information here.</text:p>
      <text:h text:style-name="Heading_20_2" text:outline-level="2">Physical Interconnection</text:h>
      <text:p text:style-name="Standard"><text:change text:change-id="ct624060672"/><text:change-start text:change-id="ct624060768"/>The Standard envisions <text:change-end text:change-id="ct624060768"/>two basic kinds of nodes: <text:s text:c="2"/>Board with 2 connectors and box with a pig-tail cable, e.g. a handheld throttle. <text:s/><text:change text:change-id="ct624060864"/><text:change-start text:change-id="ct592579056"/>At the same time, the Standard should not <text:change-end text:change-id="ct592579056"/>rule out e.g. a board with two connectors and three pig-tails for attaching throttles, or anything else, hence the somewhat complex wording in this section.<text:change text:change-id="ct541617728"/><text:change text:change-id="ct495356528"/><text:change text:change-id="ct505195408"/><text:change text:change-id="ct495356624"/></text:p>
      <text:p text:style-name="Standard">The signal names refer back to the signal definitions in the CAN specifications. UTP is unshielded cable, so the CAN_SHIELD conductor is being used as a second conductor for the CAN ground reference, CAN_GND.<text:change-start text:change-id="ct623364720"/></text:p>
      <text:p text:style-name="Standard">The conductor assignments are based on industry practice for RJ45 connectors on CAN networks, c.f. Recommendation CiA 303 (2009) of the CAN in Automation e.V. group. <text:change-end text:change-id="ct623364720"/></text:p>
      <text:p text:style-name="Standard"><text:change-start text:change-id="ct495044640"/>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ext:change-end text:change-id="ct495044640"/>The discussion of connecting in parallel is to make sure that all 8 wires go through a board, whether it's got connectors, pig-tail cables or a combination of the two, so long as it's got more than one connection to other nodes.</text:p>
      <text:p text:style-name="Standard"><text:change text:change-id="ct592578192"/><text:change-start text:change-id="ct603196864"/><text:span text:style-name="T2">The</text:span> requirement to have all<text:change-end text:change-id="ct603196864"/> <text:change text:change-id="ct603196960"/><text:change-start text:change-id="ct592459664"/>eight<text:change-end text:change-id="ct592459664"/> wires present <text:change-start text:change-id="ct592459824"/>is <text:change-end text:change-id="ct592459824"/>so people can add power later, or <text:change text:change-id="ct603197056"/><text:change-start text:change-id="ct603197152"/>an upd<text:change-end text:change-id="ct603197152"/><text:change-start text:change-id="ct505372784"/>ated Standard<text:change-end text:change-id="ct505372784"/> can define the reserved conductors later, and still use them. The 1A <text:change-start text:change-id="ct505372880"/>requirement <text:change-end text:change-id="ct505372880"/>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592578400"/><text:change-start text:change-id="ct505373040"/>a conforming<text:change-end text:change-id="ct505373040"/> <text:change text:change-id="ct592578064"/><text:change-start text:change-id="ct505373264"/>device<text:change-end text:change-id="ct505373264"/> is providing power and has e.g. two jacks, <text:change text:change-id="ct603197248"/><text:change-start text:change-id="ct623959264"/>the device can <text:change-end text:change-id="ct623959264"/>either connect them together and provide a max of 0.5A to both combined, or separately power them up to 0.5A each. This is the only case where a conductor doesn't have to pass through the board as a continuous electrical circuit. Note that this means that <text:change text:change-id="ct623959392"/><text:change-start text:change-id="ct603197344"/>the devic<text:change-end text:change-id="ct603197344"/><text:change-start text:change-id="ct623959072"/>e<text:change-end text:change-id="ct623959072"/> has to provide power, however; if providing power is an option, not always present, <text:change text:change-id="ct623959168"/><text:change-start text:change-id="ct504982960"/>the device<text:change-end text:change-id="ct504982960"/> should connect conductor 8 across the board to ensure that downstream nodes aren't cut off from power when it's not provided by <text:change text:change-id="ct603197440"/><text:change-start text:change-id="ct504983328"/>the device<text:change-end text:change-id="ct504983328"/>.</text:p>
      <text:p text:style-name="Standard">The 100V requirement on the reserved conductors is also there to make sure that when <text:change text:change-id="ct603197536"/><text:change-start text:change-id="ct504983520"/>a use if defined for them late<text:change-end text:change-id="ct504983520"/>, <text:change text:change-id="ct593168592"/><text:change-start text:change-id="ct504983200"/>it<text:change-end text:change-id="ct504983200"/> do<text:change-start text:change-id="ct504983712"/>es<text:change-end text:change-id="ct504983712"/>n't blow up existing installations. The goal is to have all existing installations be able to move to newly-defined uses without having to retrofit cables nor non-involved nodes.</text:p>
      <text:p text:style-name="Standard"><text:change text:change-id="ct504983808"/><text:change-start text:change-id="ct504984208"/>T<text:change-end text:change-id="ct504984208"/>o use the reserved conductors for experimental purposes, <text:change text:change-id="ct504984336"/><text:change-start text:change-id="ct593168688"/>consider<text:change-end text:change-id="ct593168688"/> using jumpers (fixed or movable) for making connections to the conductors and/or splitting the reserved conductors between connectors so that <text:change text:change-id="ct593168784"/><text:change-start text:change-id="ct504983984"/>the user<text:change-end text:change-id="ct504983984"/> can restore normal usage later, should some other use be defined for <text:change text:change-id="ct504984592"/><text:change-start text:change-id="ct593168880"/>the reserved conductors<text:change-end text:change-id="ct593168880"/>.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20">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505377440"/><text:change-start text:change-id="ct504955632"/>The Standard is wr<text:change-end text:change-id="ct504955632"/><text:change-start text:change-id="ct603396688"/>itten to <text:change-end text:change-id="ct603396688"/><text:change text:change-id="ct603396784"/><text:change-start text:change-id="ct504955760"/>allow<text:change-end text:change-id="ct504955760"/> nodes <text:change text:change-id="ct603396880"/><text:change-start text:change-id="ct504956240"/>to<text:change-end text:change-id="ct504956240"/>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text:change text:change-id="ct504984736"/><text:change-start text:change-id="ct505344528"/> i<text:change-end text:change-id="ct505344528"/>s not required that<text:change text:change-id="ct603396976"/><text:change-start text:change-id="ct603397072"/> power<text:change-end text:change-id="ct603397072"/> comes from a NMRAnet node itself.</text:p>
      <text:p text:style-name="Standard">Note that <text:span text:style-name="T20">the</text:span> standard permits, but does not require, connecting the CAN signal ground on conductors 3 &amp; 6 with the PWR_NEG power distribution ground on conductor 7. <text:change text:change-id="ct626239936"/><text:change-start text:change-id="ct626240032"/>P<text:change-end text:change-id="ct626240032"/>ower-supplying and power-consuming boards <text:change text:change-id="ct504955888"/><text:change-start text:change-id="ct504955984"/>can<text:change-end text:change-id="ct504955984"/>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626240128"/>a filtered connection, <text:change-end text:change-id="ct626240128"/>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504956560"/></text:p>
      <text:h text:style-name="Heading_20_1" text:outline-level="1"><text:change-end text:change-id="ct504956560"/><text:change-start text:change-id="ct626240400"/>Design Issues</text:h>
      <text:p text:style-name="Standard">This section contains discussion of issues that a designer may wish to consider when designing an NRMAnet product. <text:s/>Nothing in this section is normative.</text:p>
      <text:h text:style-name="Heading_20_2" text:outline-level="2"><text:change-end text:change-id="ct626240400"/><text:change-start text:change-id="ct626240224"/>Bus <text:change-end text:change-id="ct626240224"/><text:change-start text:change-id="ct626240608"/>Termination</text:h>
      <text:p text:style-name="Standard"><text:change-end text:change-id="ct626240608"/><text:change-start text:change-id="ct626240704"/> <text:change-end text:change-id="ct626240704"/><text:change text:change-id="ct504957008"/><text:change-start text:change-id="ct504957136"/>The CAN specification (ISO11898-<text:change-end text:change-id="ct504957136"/><text:change-start text:change-id="ct626240800"/>2 section <text:change-end text:change-id="ct626240800"/><text:change-start text:change-id="ct504957328"/>7.1 and section 7.5.2<text:change-end text:change-id="ct504957328"/><text:change text:change-id="ct504957456"/><text:change-start text:change-id="ct626240896"/>) specifies using a bus termination of <text:change-end text:change-id="ct626240896"/><text:change-start text:change-id="ct504957680"/>120±10 ohms located at each end of the bus.<text:change-end text:change-id="ct504957680"/><text:change text:change-id="ct504957776"/><text:change-start text:change-id="ct626240992"/>. <text:s/>Several alternate termination schemes have been proposed in the literature (see references), and these alternatives are discussed below.    </text:p>
      <text:h text:style-name="Heading_20_3" text:outline-level="3"><text:change-end text:change-id="ct626240992"/><text:change-start text:change-id="ct626241088"/>Termination <text:change-end text:change-id="ct626241088"/><text:change-start text:change-id="ct592630096"/>Methods</text:h>
      <text:h text:style-name="P1" text:outline-level="4"><text:change-start text:change-id="ct592629952"/>Passive single resistor<text:change-end text:change-id="ct592630096"/><text:change-end text:change-id="ct592629952"/><text:change text:change-id="ct592630192"/><text:change-start text:change-id="ct592629840"/></text:h>
      <text:p text:style-name="Standard"><text:change-end text:change-id="ct592629840"/><text:change text:change-id="ct504958400"/><text:change-start text:change-id="ct504958592"/>A single<text:change-end text:change-id="ct504958592"/><text:change-start text:change-id="ct504959712"/> 120<text:change-end text:change-id="ct504959712"/><text:change-start text:change-id="ct626241472"/><text:span text:style-name="T5">±</text:span><text:span text:style-name="T18">10</text:span><text:change-end text:change-id="ct626241472"/><text:change-start text:change-id="ct626241568"/> ohm <text:change-end text:change-id="ct626241568"/><text:change-start text:change-id="ct504961840"/>resistor <text:change-end text:change-id="ct504961840"/><text:change-start text:change-id="ct504961968"/>of ¼ watt or more capacity can <text:change-end text:change-id="ct504961968"/><text:change-start text:change-id="ct626241664"/>connected <text:change-end text:change-id="ct626241664"/><text:change-start text:change-id="ct504962128"/>b<text:change-end text:change-id="ct504962128"/><text:change-start text:change-id="ct504962256"/>etween CAN-H and CAN-L<text:change-end text:change-id="ct504962256"/><text:change text:change-id="ct504963264"/><text:change text:change-id="ct626241760"/><text:change-start text:change-id="ct626241856"/>. <text:s/><text:change-end text:change-id="ct626241856"/><text:change text:change-id="ct504963424"/><text:change-start text:change-id="ct504963520"/>This approach has the advantage of simplicity.<text:change-end text:change-id="ct504963520"/><text:change-start text:change-id="ct504959808"/> </text:p>
      <text:h text:style-name="Heading_20_4" text:outline-level="4">Passive split resistors bypassed to ground: </text:h>
      <text:p text:style-name="Standard">This consists of the CAN-L and CAN-H lines being connected by two 60 ohm resistors in series, with their common connected via a capacitor to ground. <text:s/><text:change-end text:change-id="ct504959808"/><text:change-start text:change-id="ct504965664"/>This provides a bypass to ground for common <text:soft-page-break/>mode noise.<text:change-end text:change-id="ct504965664"/><text:change-start text:change-id="ct504963984"/> <text:change-end text:change-id="ct504963984"/><text:change text:change-id="ct504964112"/><text:change-start text:change-id="ct626241184"/>The tolera<text:change-end text:change-id="ct626241184"/><text:change-start text:change-id="ct504964336"/>nce on the individual resistor values is significantly tighter than on their total resistance. <text:change-end text:change-id="ct504964336"/><text:change-start text:change-id="ct505172768"/>(<text:a xlink:type="simple" xlink:href="http://focus.ti.com/lit/an/slla270/slla270.pdf">http://focus.ti.com/lit/an/slla270/slla270.pdf</text:a>)<text:change-end text:change-id="ct505172768"/><text:change-start text:change-id="ct504949968"/></text:p>
      <text:h text:style-name="Heading_20_4" text:outline-level="4">Biased split termination: </text:h>
      <text:p text:style-name="Standard">As in (2), but the common of the resistors is also tied to a fixed voltage. This can be to nominal 2.5V via a voltage divider (<text:change-end text:change-id="ct504949968"/><text:change text:change-id="ct505172640"/><text:change text:change-id="ct504964720"/><text:change text:change-id="ct504964624"/><text:change-start text:change-id="ct504950176"/><text:a xlink:type="simple" xlink:href="http://ww1.microchip.com/downloads/en/AppNotes/00228a.pdf">http://ww1.microchip.com/downloads/en/AppNotes/00228a.pdf</text:a><text:change-end text:change-id="ct504950176"/><text:change-start text:change-id="ct504950272"/>), or <text:change-end text:change-id="ct504950272"/><text:change text:change-id="ct504950368"/><text:change-start text:change-id="ct504965344"/>by using a voltage reference<text:change-end text:change-id="ct504965344"/><text:change-start text:change-id="ct504965024"/> <text:change-end text:change-id="ct504965024"/><text:change-start text:change-id="ct504950528"/>(<text:a xlink:type="simple" xlink:href="http://focus.ti.com.cn/cn/lit/an/sloa101a/sloa101a.pdf">http://focus.ti.com.cn/cn/lit/an/sloa101a/sloa101a.pdf</text:a>)<text:change-end text:change-id="ct504950528"/><text:change-start text:change-id="ct504950624"/>. <text:s/><text:change-end text:change-id="ct504950624"/><text:change text:change-id="ct504950720"/><text:change text:change-id="ct504965536"/><text:change-start text:change-id="ct504965968"/>If there is a <text:change-end text:change-id="ct504965968"/><text:change-start text:change-id="ct504950816"/>significant offset of ground between two nodes, then this offset will be transmitted to the CAN lines an<text:change-end text:change-id="ct504950816"/><text:change-start text:change-id="ct504966192"/>d subsequent degradation of common-mode rejection. <text:s/><text:change-end text:change-id="ct504966192"/><text:change-start text:change-id="ct504964848"/></text:p>
      <text:h text:style-name="Heading_20_4" text:outline-level="4">Active termination: </text:h>
      <text:p text:style-name="Standard">This termination is accomplished by using active elements, such as transistors or op-amps<text:change-end text:change-id="ct504964848"/><text:change-start text:change-id="ct504966336"/>,<text:change-end text:change-id="ct504966336"/><text:change-start text:change-id="ct504966432"/> to  actively drive the bus to its <text:change-end text:change-id="ct504966432"/><text:change text:change-id="ct504966528"/><text:change-start text:change-id="ct504966624"/>proper<text:change-end text:change-id="ct504966624"/><text:change-start text:change-id="ct504951264"/> state. <text:s text:c="2"/><text:change-end text:change-id="ct504951264"/><text:change text:change-id="ct504966896"/><text:change-start text:change-id="ct504966992"/>Because of the recessive component of the ISO 11898-2 CAN <text:change-end text:change-id="ct504966992"/><text:change text:change-id="ct504967152"/><text:change-start text:change-id="ct504951360"/>signal, this form of termination is not appropriate.<text:change-end text:change-id="ct504951360"/><text:change-start text:change-id="ct504957872"/></text:p>
      <text:h text:style-name="Heading_20_4" text:outline-level="4"><text:span text:style-name="T4">Distributed termination:</text:span><text:span text:style-name="T4"> </text:span></text:h>
      <text:p text:style-name="Standard"><text:change-end text:change-id="ct504957872"/><text:change text:change-id="ct504967424"/><text:change-start text:change-id="ct504967520"/>This technique require<text:change-end text:change-id="ct504967520"/><text:change text:change-id="ct504967616"/><text:change-start text:change-id="ct504967808"/>s a fixed number of custom-impedance nodes, and is therefore not suitable for model railroad app<text:change-end text:change-id="ct504967808"/><text:change-start text:change-id="ct504967968"/>lications that are based on multiple ad-hoc networks made fr<text:change-end text:change-id="ct504967968"/><text:change text:change-id="ct504951648"/><text:change-start text:change-id="ct504968096"/>om standard components.<text:change-end text:change-id="ct504968096"/><text:change-start text:change-id="ct504951744"/></text:p>
      <text:h text:style-name="Heading_20_3" text:outline-level="3"><text:change-end text:change-id="ct504951744"/><text:change-start text:change-id="ct504968368"/>Terminator <text:change-end text:change-id="ct504968368"/><text:change-start text:change-id="ct504968560"/>Placement<text:change-end text:change-id="ct504968560"/><text:change text:change-id="ct504951840"/><text:change-start text:change-id="ct504952080"/></text:h>
      <text:p text:style-name="Standard"><text:change-end text:change-id="ct504952080"/><text:change text:change-id="ct504952176"/><text:change-start text:change-id="ct504969568"/>T<text:change-end text:change-id="ct504969568"/><text:change-start text:change-id="ct504971264"/>ermination can be supplied as a<text:change-end text:change-id="ct504971264"/><text:change-start text:change-id="ct504971360"/>n<text:change-end text:change-id="ct504971360"/><text:change-start text:change-id="ct504971456"/> on-board option, or <text:change-end text:change-id="ct504971456"/><text:change text:change-id="ct504952368"/><text:change text:change-id="ct504968992"/><text:change text:change-id="ct504952272"/><text:change text:change-id="ct504971552"/><text:change-start text:change-id="ct504952464"/>as a terminator housed within an RJ45 plug, or as a separate terminator device,<text:change-end text:change-id="ct504952464"/><text:change-start text:change-id="ct504969120"/> depending<text:change-end text:change-id="ct504969120"/><text:change-start text:change-id="ct504969216"/> on the preferences of the manufacturer and  users. Using <text:change-end text:change-id="ct504969216"/><text:change text:change-id="ct504972688"/><text:change-start text:change-id="ct504972784"/>plug-resident terminators<text:change-end text:change-id="ct504972784"/><text:change-start text:change-id="ct504952560"/> would seem to provide the maximum flexibility.  However, as long as on-board termination is de-selectable, flexibility is  maintained. Manufacturers may want to provide a special termination node <text:change-end text:change-id="ct504952560"/><text:change text:change-id="ct504952656"/><text:change-start text:change-id="ct504972944"/>to provide some  indication of bus health<text:change-end text:change-id="ct504972944"/><text:change-start text:change-id="ct504973136"/> <text:change-end text:change-id="ct504973136"/><text:change text:change-id="ct504952752"/><text:change-start text:change-id="ct504973408"/>as well as providing passive termination<text:change-end text:change-id="ct504973408"/><text:change text:change-id="ct504973600"/><text:change-start text:change-id="ct504973696"/>.  <text:change-end text:change-id="ct504973696"/><text:change-start text:change-id="ct504952848"/></text:p>
      <text:p text:style-name="Standard">Termination should<text:change-end text:change-id="ct504952848"/><text:change text:change-id="ct504973888"/><text:change-start text:change-id="ct504973984"/> <text:change-end text:change-id="ct504973984"/><text:change-start text:change-id="ct504953008"/>only occur at the two distant ends of <text:span text:style-name="T20">the</text:span> bus<text:change-end text:change-id="ct504953008"/><text:change text:change-id="ct504953104"/><text:change-start text:change-id="ct504974352"/>.<text:change-end text:change-id="ct504974352"/><text:change-start text:change-id="ct504974512"/> <text:s/><text:change-end text:change-id="ct504974512"/><text:change-start text:change-id="ct504953200"/>T<text:change-end text:change-id="ct504953200"/><text:change-start text:change-id="ct504974672"/>ermination in the middle of a significant-length CAN bus is very disruptive because it causes reflections.<text:change-end text:change-id="ct504974672"/><text:change-start text:change-id="ct504974800"/> <text:s/>The one downside to on-board termination is that it makes it much easier to have multiple terminators (customers think more must be good, and mistakenly turn them all on).<text:change-end text:change-id="ct504974800"/><text:change-start text:change-id="ct504953296"/> <text:s/><text:change-end text:change-id="ct504953296"/><text:change-start text:change-id="ct504974928"/></text:p>
      <text:p text:style-name="Standard"><text:change-end text:change-id="ct504974928"/><text:change-start text:change-id="ct504953392"/>Note <text:span text:style-name="T20">that</text:span> ISO11898-2 states "The locating of the termination within a CAN node should be avoided because the bus lines lose termination if this node is disconnected from the bus line."<text:change-end text:change-id="ct504953392"/><text:change-start text:change-id="ct504975168"/></text:p>
      <text:h text:style-name="Heading_20_2" text:outline-level="2"><text:change-end text:change-id="ct504975168"/><text:change-start text:change-id="ct504953488"/>EMC Management</text:h>
      <text:p text:style-name="Standard">CAN is a robust signaling method developed for use in the difficult environment of automobiles.<text:change-end text:change-id="ct504953488"/><text:change-start text:change-id="ct504975952"/>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text:soft-page-break/>See also <text:span text:style-name="T2">the</text:span> “References” section below.</text:p>
      <text:p text:style-name="Standard"><text:change-end text:change-id="ct504975952"/><text:change-start text:change-id="ct504954224"/></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504954224"/><text:change text:change-id="ct504954320"/><text:change-start text:change-id="ct504955200"/>,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text:soft-page-break/>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9">http://www.ixxat.com/introduction_bridges_en.html</text:span></text:a></text:p>
      <text:p text:style-name="Standard"><text:a xlink:type="simple" xlink:href="http://www.ieee-icnp.org/1996/papers/1996-21.pdf"><text:span text:style-name="T19">http://www.ieee-icnp.org/1996/papers/1996-21.pdf</text:span></text:a></text:p>
      <text:p text:style-name="P14">http://doi.ieeecomputersociety.org/10.1109/ISPAN.1996.509033</text:p>
      <text:p text:style-name="Standard"><text:a xlink:type="simple" xlink:href="http://www.ixxat.com/can_bridge_en.html"><text:span text:style-name="T19">http://www.ixxat.com/can_bridge_en.html</text:span></text:a></text:p>
      <text:p text:style-name="Standard"><text:a xlink:type="simple" xlink:href="http://www.wrcakron.com/devicenet/CAN_Bus_Applications.pdf"><text:span text:style-name="T19">http://www.wrcakron.com/devicenet/CAN_Bus_Applications.pdf</text:span></text:a></text:p>
      <text:p text:style-name="Standard"><text:a xlink:type="simple" xlink:href="http://www.matric.com/canbridge.html"><text:span text:style-name="T19">http://www.matric.com/canbridge.html</text:span></text:a></text:p>
      <text:h text:style-name="Heading_20_2" text:outline-level="2">Gateways</text:h>
      <text:p text:style-name="Standard">Gateways connect a CAN segment to another <text:change-end text:change-id="ct504955200"/><text:change text:change-id="ct592454976"/><text:change-start text:change-id="ct504976336"/>communication technology<text:change-end text:change-id="ct504976336"/><text:change-start text:change-id="ct592455584"/>,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592455584"/><text:change-start text:change-id="ct592455888"/>s, that may be of use to NMRAnet implementors.</text:p>
      <text:h text:style-name="Heading_20_2" text:outline-level="2">Standards</text:h>
      <text:p text:style-name="Standard"><text:change-end text:change-id="ct592455888"/><text:change-start text:change-id="ct592456160"/>The S 9.x.1 standard references ISO 11898-1 and ISO 11898-2 for CAN specifications. <text:s/>The ISO (<text:a xlink:type="simple" xlink:href="http://www.iso.org/">http://www.iso.org</text:a>) sells PDF and paper copies of these. <text:change-end text:change-id="ct592456160"/><text:change-start text:change-id="ct592456256"/>Copies can generally be found in engineering libraries<text:change-end text:change-id="ct592456256"/><text:change-start text:change-id="ct504976896"/>.<text:change-end text:change-id="ct504976896"/><text:change-start text:change-id="ct592455680"/></text:p>
      <text:p text:style-name="Standard"><text:soft-page-break/>Note that ISO 11898-3, 11898-4 and <text:change-end text:change-id="ct592455680"/><text:change-start text:change-id="ct504976992"/>11898-5 specify different variants of the CAN standard that are not relevant to S 9.x.1 compliant implementations. <text:s/>The original 1995 Bosch CAN standard, which can be found online, is similar to IS 11898-1 and -2, but <text:change-end text:change-id="ct504976992"/><text:change-start text:change-id="ct504977120"/>not identical.<text:change-end text:change-id="ct504977120"/><text:change-start text:change-id="ct592456352"/></text:p>
      <text:p text:style-name="Standard">The S 9.x.1 standard references TIA/EIA-568-B or the successor TIA/EIA- 568-C for unshielded twisted pair (UTP) cable, and <text:change-end text:change-id="ct592456352"/><text:change-start text:change-id="ct592536400"/>TIA-968-A for RJ45 modular plugs and jacks<text:change-end text:change-id="ct592536400"/><text:change-start text:change-id="ct504977440"/>. <text:s/>The TIA (<text:a xlink:type="simple" xlink:href="http://www.tiaonline.org/">http://www.tiaonline.org</text:a>) sells PDF and paper copies of these. Copies can generally be found in engineering libraries.<text:change-end text:change-id="ct504977440"/><text:change-start text:change-id="ct505190176"/></text:p>
      <text:h text:style-name="Heading_20_2" text:outline-level="2">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505190176"/><text:change-start text:change-id="ct504977696"/>AN96116 “PCA82C250 / 251 CAN Transceiver” <text:change-end text:change-id="ct504977696"/><text:change-start text:change-id="ct504977792"/>(<text:change-end text:change-id="ct504977792"/><text:change-start text:change-id="ct504977984"/><text:a xlink:type="simple" xlink:href="http://www.nxp.com/documents/application_note/AN96116.pdf">http://www.nxp.com/documents/application_note/AN96116.pdf</text:a><text:change-end text:change-id="ct504977984"/><text:change-start text:change-id="ct505189904"/>)<text:change-end text:change-id="ct505189904"/><text:change-start text:change-id="ct504978368"/></text:p>
      <text:p text:style-name="Standard">AN10211 “TJA1040 high speed CAN transceiver” (<text:a xlink:type="simple" xlink:href="http://www.nxp.com/documents/application_note/AN10211.pdf">http://www.nxp.com/documents/application_note/AN10211.pdf</text:a>)<text:change-end text:change-id="ct504978368"/><text:change-start text:change-id="ct592998624"/></text:p>
      <text:h text:style-name="Heading_20_3" text:outline-level="3">Texas Instruments</text:h>
      <text:p text:style-name="Standard">Analog Applications Journal, August 1999, TI SLYT197 “<text:change-end text:change-id="ct592998624"/><text:change-start text:change-id="ct504978464"/>TIA/EIA-568A Category 5 cables in low-voltage differential signaling (LVDS)” <text:change-end text:change-id="ct504978464"/><text:change-start text:change-id="ct592998352"/>(<text:a xlink:type="simple" xlink:href="http://focus.ti.com/lit/an/slyt197/slyt197.pdf">http://focus.ti.com/lit/an/slyt197/slyt197.pdf</text:a>)<text:change-end text:change-id="ct592998352"/><text:change-start text:change-id="ct504598656"/></text:p>
      <text:p text:style-name="Standard">Application Report SLOA101A “Introduction to the Controller Area Network (CAN)” (<text:a xlink:type="simple" xlink:href="http://focus.ti.com.cn/cn/lit/an/sloa101a/sloa101a.pdf">http://focus.ti.com.cn/cn/lit/an/sloa101a/sloa101a.pdf</text:a>)</text:p>
      <text:p text:style-name="Standard"><text:soft-page-break/>Application Report SLLA270 “<text:change-end text:change-id="ct504598656"/><text:change-start text:change-id="ct504978688"/>Controller Area Network Physical Layer Requirements<text:change-end text:change-id="ct504978688"/><text:change-start text:change-id="ct504978784"/>”<text:change-end text:change-id="ct504978784"/><text:change-start text:change-id="ct504598752"/> (<text:a xlink:type="simple" xlink:href="http://focus.ti.com/lit/an/slla270/slla270.pdf">http://focus.ti.com/lit/an/slla270/slla270.pdf</text:a>)<text:change-end text:change-id="ct504598752"/><text:change-start text:change-id="ct504978880"/></text:p>
      <text:p text:style-name="Standard">Application Report SLLA298B “<text:change-end text:change-id="ct504978880"/><text:change-start text:change-id="ct504979136"/>Isolated CAN Reference Design<text:change-end text:change-id="ct504979136"/><text:change-start text:change-id="ct504599056"/>” (<text:a xlink:type="simple" xlink:href="http://focus.ti.com/lit/an/slla298b/slla298b.pdf">http://focus.ti.com/lit/an/slla298b/slla298b.pdf</text:a>)</text:p>
      <text:p text:style-name="Standard">Application Report SLOU262 “<text:change-end text:change-id="ct504599056"/><text:change-start text:change-id="ct504979328"/>Isolated CAN Transceiver EVM<text:change-end text:change-id="ct504979328"/><text:change-start text:change-id="ct504599152"/>” (<text:a xlink:type="simple" xlink:href="http://focus.tij.co.jp/jp/lit/ug/slou262/slou262.pdf">http://focus.tij.co.jp/jp/lit/ug/slou262/slou262.pdf</text:a>)</text:p>
      <text:p text:style-name="Standard"><text:change-end text:change-id="ct504599152"/><text:change-start text:change-id="ct504599360"/>Analog Applications Journal, 3Q 2006, TI SLY<text:change-end text:change-id="ct504599360"/><text:change-start text:change-id="ct504979568"/>T249 <text:change-end text:change-id="ct504979568"/><text:change-start text:change-id="ct504979664"/>“<text:change-end text:change-id="ct504979664"/><text:change-start text:change-id="ct504979792"/>Improved CAN network security with TI’s SN65HVD1050 transceiver<text:change-end text:change-id="ct504979792"/><text:change-start text:change-id="ct626232512"/>”<text:change-end text:change-id="ct626232512"/><text:change-start text:change-id="ct626232672"/> (<text:a xlink:type="simple" xlink:href="http://focus.ti.com/lit/an/slyt249/slyt249.pdf">http://focus.ti.com/lit/an/slyt249/slyt249.pdf</text:a>)<text:change-end text:change-id="ct626232672"/><text:change-start text:change-id="ct504980064"/></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504980064"/><text:change-start text:change-id="ct626486256"/>High-Speed CAN Transceiver (<text:a xlink:type="simple" xlink:href="http://ww1.microchip.com/downloads/en/DeviceDoc/21667f.pdf">http://ww1.microchip.com/downloads/en/DeviceDoc/21667f.pdf</text:a>)<text:change-end text:change-id="ct626486256"/><text:change-start text:change-id="ct504980160"/></text:p>
      <text:p text:style-name="Standard">MCP2515 <text:change-end text:change-id="ct504980160"/><text:change-start text:change-id="ct626486352"/>Stand-Alone CAN Controller With SPI Interface (<text:a xlink:type="simple" xlink:href="http://ww1.microchip.com/downloads/en/DeviceDoc/21801e.pdf">http://ww1.microchip.com/downloads/en/DeviceDoc/21801e.pdf</text:a>)<text:change-end text:change-id="ct626486352"/><text:change-start text:change-id="ct504980448"/></text:p>
      <text:h text:style-name="Heading_20_3" text:outline-level="3">NXP Electronics (Philips)</text:h>
      <text:p text:style-name="Standard">PCA82C250 <text:change-end text:change-id="ct504980448"/><text:change-start text:change-id="ct504980576"/>CAN controller interface <text:change-end text:change-id="ct504980576"/><text:change-start text:change-id="ct504607728"/>(<text:a xlink:type="simple" xlink:href="http://www.nxp.com/documents/data_sheet/PCA82C250.pdf">http://www.nxp.com/documents/data_sheet/PCA82C250.pdf</text:a>)</text:p>
      <text:h text:style-name="Heading_20_3" text:outline-level="3">STMicroelectronics</text:h>
      <text:p text:style-name="Standard">L9615 transceiver (<text:change-end text:change-id="ct504607728"/><text:change text:change-id="ct504607824"/><text:change-start text:change-id="ct504606880"/><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504606880"/><text:change-start text:change-id="ct505172864"/>SN55HVD251, SN65HVD251 Industrial CAN Transceiver (<text:a xlink:type="simple" xlink:href="http://focus.ti.com/lit/ds/symlink/sn55hvd251.pdf">http://focus.ti.com/lit/ds/symlink/sn55hvd251.pdf</text:a>)</text:p>
      <text:p text:style-name="Standard"><text:change-end text:change-id="ct505172864"/><text:change-start text:change-id="ct504981088"/>SN65HVD1050 EMC Optimized CAN Transceiver<text:change-end text:change-id="ct504981088"/><text:change-start text:change-id="ct504981184"/> (<text:a xlink:type="simple" xlink:href="http://focus.ti.com/lit/ds/symlink/sn65hvd1050.pdf">http://focus.ti.com/lit/ds/symlink/sn65hvd1050.pdf</text:a>)<text:change-end text:change-id="ct504981184"/><text:change-start text:change-id="ct592997120"/></text:p>
      <text:p text:style-name="P13"><text:change-end text:change-id="ct592997120"/></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1Introduction<text:tab/>1</text:p>
          <text:p text:style-name="P18">2Annotations to the Standard<text:tab/>1</text:p>
          <text:p text:style-name="P17">2.1Intended Use<text:tab/>1</text:p>
          <text:p text:style-name="P17">2.2References and Context<text:tab/>1</text:p>
          <text:p text:style-name="P17">2.3Physical Interconnection<text:tab/>1</text:p>
          <text:p text:style-name="P17">2.4Data Transport<text:tab/>2</text:p>
          <text:p text:style-name="P17">2.5Supply of Power<text:tab/>2</text:p>
          <text:p text:style-name="P17">2.6Consumption of Power<text:tab/>3</text:p>
          <text:p text:style-name="P18">3Termination<text:tab/>3</text:p>
          <text:p text:style-name="P17">3.1Methods<text:tab/>3</text:p>
          <text:p text:style-name="P19">3.1.1Passive single resistor:  <text:tab/>3</text:p>
          <text:p text:style-name="P19">3.1.2Passive split resistors to ground: <text:tab/>3</text:p>
          <text:p text:style-name="P19">3.1.3Passive split resistors to fixed voltage: <text:tab/>3</text:p>
          <text:p text:style-name="P19">3.1.4Active termination: <text:tab/>4</text:p>
          <text:p text:style-name="P19">3.1.5Distributed termination: <text:tab/>4</text:p>
          <text:p text:style-name="P17">3.2Placement:   <text:tab/>4</text:p>
          <text:p text:style-name="P18">4Repeaters, Bridges and Gateways<text:tab/>4</text:p>
          <text:p text:style-name="P17">4.1Repeaters<text:tab/>4</text:p>
          <text:p text:style-name="P17">4.2Bridges<text:tab/>5</text:p>
          <text:p text:style-name="P17">4.3Gateways<text:tab/>5</text:p>
          <text:p text:style-name="P18">5References<text:tab/>6</text:p>
          <text:p text:style-name="P17">5.1Standards<text:tab/>6</text:p>
          <text:p text:style-name="P17">5.2Application Notes<text:tab/>6</text:p>
          <text:p text:style-name="P19">5.2.1Anixter<text:tab/>6</text:p>
          <text:p text:style-name="P19">5.2.2Mohawk.com<text:tab/>6</text:p>
          <text:p text:style-name="P19">5.2.3Microchip Corp<text:tab/>6</text:p>
          <text:p text:style-name="P19"><text:soft-page-break/>5.2.4Philips<text:tab/>7</text:p>
          <text:p text:style-name="P19">5.2.5Texas Instruments<text:tab/>7</text:p>
          <text:p text:style-name="P17">5.3Component data sheets<text:tab/>7</text:p>
          <text:p text:style-name="P19">5.3.1Microchip<text:tab/>7</text:p>
          <text:p text:style-name="P19">5.3.2NXP Electronics (Philips)<text:tab/>7</text:p>
          <text:p text:style-name="P19">5.3.3STMicroelectronics<text:tab/>7</text:p>
          <text:p text:style-name="P19">5.3.4Texas Instruments<text:tab/>8</text:p>
        </text:index-body>
      </text:table-of-conten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504494352">
            <text:deletion>
              <office:change-info>
                <dc:creator>Bob Jacobsen</dc:creator>
                <dc:date>2010-09-12T10:28:00</dc:date>
              </office:change-info>
              <text:p text:style-name="MP4"><text:span text:style-name="MT2">Title</text:span></text:p>
            </text:deletion>
          </text:changed-region>
          <text:changed-region text:id="ct505371312">
            <text:insertion>
              <office:change-info>
                <dc:creator>Bob Jacobsen</dc:creator>
                <dc:date>2010-09-12T10:40:00</dc:date>
              </office:change-info>
            </text:insertion>
          </text:changed-region>
          <text:changed-region text:id="ct505371504">
            <text:deletion>
              <office:change-info>
                <dc:creator>Bob Jacobsen</dc:creator>
                <dc:date>2010-09-12T10:40:00</dc:date>
              </office:change-info>
              <text:p text:style-name="MP4"><text:span text:style-name="MT3"><text:tab/></text:span></text:p>
            </text:deletion>
          </text:changed-region>
          <text:changed-region text:id="ct505376480">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16" text:date-value="2010-09-13T08:57:54">9/13/2010</text:date></text:span></text:span></text:p>
            </text:deletion>
          </text:changed-region>
        </text:tracked-changes>
        <text:p text:style-name="MP4"><text:change text:change-id="ct504494352"/><text:change-start text:change-id="ct505371312"/><text:span text:style-name="Page_20_Number"><text:span text:style-name="MT3"><text:date style:data-style-name="N116" text:date-value="2010-09-13T08:57:54">9/13/2010</text:date></text:span></text:span><text:change-end text:change-id="ct505371312"/><text:span text:style-name="MT3"><text:tab/></text:span><text:change text:change-id="ct505371504"/><text:span text:style-name="MT3">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10</text:page-count></text:span></text:span><text:change text:change-id="ct505376480"/></text:p>
      </style:footer>
    </style:master-page>
    <style:master-page style:name="First_20_Page" style:display-name="First Page" style:page-layout-name="Mpm2" style:next-style-name="Standard">
      <style:header>
        <text:tracked-changes>
          <text:changed-region text:id="ct505345760">
            <text:format-change>
              <office:change-info>
                <dc:creator>Bob Jacobsen</dc:creator>
                <dc:date>2010-09-12T10:39:00</dc:date>
              </office:change-info>
            </text:format-change>
          </text:changed-region>
          <text:changed-region text:id="ct505345904">
            <text:insertion>
              <office:change-info>
                <dc:creator>Bob Jacobsen</dc:creator>
                <dc:date>2010-09-12T10:25:00</dc:date>
              </office:change-info>
            </text:insertion>
          </text:changed-region>
          <text:changed-region text:id="ct505346000">
            <text:format-change>
              <office:change-info>
                <dc:creator>Bob Jacobsen</dc:creator>
                <dc:date>2010-09-12T10:39:00</dc:date>
              </office:change-info>
            </text:format-change>
          </text:changed-region>
          <text:changed-region text:id="ct505346352">
            <text:deletion>
              <office:change-info>
                <dc:creator>Bob Jacobsen</dc:creator>
                <dc:date>2010-09-12T10:26:00</dc:date>
              </office:change-info>
              <text:p text:style-name="MP10"><text:span text:style-name="MT5"><text:s/></text:span></text:p>
            </text:deletion>
          </text:changed-region>
          <text:changed-region text:id="ct505346608">
            <text:format-change>
              <office:change-info>
                <dc:creator>Bob Jacobsen</dc:creator>
                <dc:date>2010-09-12T10:26:00</dc:date>
              </office:change-info>
            </text:format-change>
          </text:changed-region>
          <text:changed-region text:id="ct505347440">
            <text:deletion>
              <office:change-info>
                <dc:creator>Bob Jacobsen</dc:creator>
                <dc:date>2010-09-12T11:01:00</dc:date>
              </office:change-info>
              <text:p text:style-name="MP12">0</text:p>
            </text:deletion>
          </text:changed-region>
          <text:changed-region text:id="ct505347344">
            <text:deletion>
              <office:change-info>
                <dc:creator>Bob Jacobsen</dc:creator>
                <dc:date>2010-09-12T10:26:00</dc:date>
              </office:change-info>
              <text:p text:style-name="MP12">8/01</text:p>
            </text:deletion>
          </text:changed-region>
          <text:changed-region text:id="ct505347248">
            <text:deletion>
              <office:change-info>
                <dc:creator>Bob Jacobsen</dc:creator>
                <dc:date>2010-09-12T11:01:00</dc:date>
              </office:change-info>
              <text:p text:style-name="MP12">/10</text:p>
            </text:deletion>
          </text:changed-region>
          <text:changed-region text:id="ct505347664">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505345760"/>This is a draft document, and has no official standing. It has not been submitted to the NMRA Technical Department or the NMRA Board of Directors for approval.<text:change-end text:change-id="ct505345760"/><text:change-start text:change-id="ct505345904"/></text:p>
              <text:p text:style-name="MP9"><text:change-start text:change-id="ct505346000"/>Written by J. Day, D. Harris, B. Jacobsen, A. Robinson, and A. Shepherd<text:change-end text:change-id="ct505345904"/><text:change-end text:change-id="ct505346000"/></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505346352"/><text:change-start text:change-id="ct505346608"/><text:span text:style-name="MT6">®</text:span><text:change-end text:change-id="ct505346608"/><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505347440"/><text:change text:change-id="ct505347344"/><text:change text:change-id="ct505347248"/><text:change-start text:change-id="ct505347664"/><text:date style:data-style-name="N116" text:date-value="2010-09-13T08:57:54">9/13/2010</text:date><text:change-end text:change-id="ct505347664"/></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505344848">
            <text:deletion>
              <office:change-info>
                <dc:creator>Bob Jacobsen</dc:creator>
                <dc:date>2010-09-12T10:27:00</dc:date>
              </office:change-info>
              <text:p text:style-name="MP14">Copyright 2010, by J. Day, D. Harris, B. Jacobsen, A. Robinson, and A. Shepherd</text:p>
            </text:deletion>
          </text:changed-region>
          <text:changed-region text:id="ct505204064">
            <text:insertion>
              <office:change-info>
                <dc:creator>Bob Jacobsen</dc:creator>
                <dc:date>2010-09-12T10:40:00</dc:date>
              </office:change-info>
            </text:insertion>
          </text:changed-region>
          <text:changed-region text:id="ct592479584">
            <text:format-change>
              <office:change-info>
                <dc:creator>Bob Jacobsen</dc:creator>
                <dc:date>2010-09-12T10:28:00</dc:date>
              </office:change-info>
            </text:format-change>
          </text:changed-region>
          <text:changed-region text:id="ct505205408">
            <text:deletion>
              <office:change-info>
                <dc:creator>Bob Jacobsen</dc:creator>
                <dc:date>2010-09-12T10:40:00</dc:date>
              </office:change-info>
              <text:p text:style-name="MP14"><text:s/>- <text:date style:data-style-name="N116" text:date-value="2010-09-13T08:57:54">9/13/2010</text:date></text:p>
            </text:deletion>
          </text:changed-region>
          <text:changed-region text:id="ct505351072">
            <text:deletion>
              <office:change-info>
                <dc:creator>Bob Jacobsen</dc:creator>
                <dc:date>2010-09-12T11:01:00</dc:date>
              </office:change-info>
              <text:p text:style-name="MP14"/>
              <text:p text:style-name="MP14"/>
            </text:deletion>
          </text:changed-region>
        </text:tracked-changes>
        <text:p text:style-name="MP14"><text:change text:change-id="ct505344848"/><text:change-start text:change-id="ct505204064"/><text:date style:data-style-name="N116" text:date-value="2010-09-13T08:57:54">9/13/2010</text:date><text:change-end text:change-id="ct505204064"/><text:change-start text:change-id="ct592479584"/><text:tab/>Page <text:page-number text:select-page="current">7</text:page-number> of <text:page-count style:num-format="1">10</text:page-count><text:change-end text:change-id="ct592479584"/><text:change text:change-id="ct505205408"/><text:change text:change-id="ct50535107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90</meta:editing-cycles>
    <meta:editing-duration>PT17H13M01S</meta:editing-duration>
    <meta:generator>OpenOffice.org/3.2$Unix OpenOffice.org_project/320m18$Build-9502</meta:generator>
    <dc:date>2010-09-13T08:57:54</dc:date>
    <dc:creator>Bob Jacobsen</dc:creator>
    <meta:document-statistic meta:table-count="1" meta:image-count="0" meta:object-count="0" meta:page-count="10" meta:paragraph-count="250" meta:word-count="3094" meta:character-count="21269"/>
    <meta:user-defined meta:name="Info 1"/>
    <meta:user-defined meta:name="Info 2"/>
    <meta:user-defined meta:name="Info 3"/>
    <meta:user-defined meta:name="Info 4"/>
  </office:meta>
</office:document-meta>
</file>